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gsana New1" svg:font-family="'Angsana New'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\begin{thwbr}</text:p>
      <text:p text:style-name="Preformatted_20_Text">%\chapter[รู้จักกับ Linux]{\makebox[\headwidth][r]{\wayhuge รู้จักกับ \textrm{Linux}}}\label{chap:intro}</text:p>
      <text:p text:style-name="Preformatted_20_Text">\chapter{รู้จักกับลินุกซ์}\label{chap:intro}</text:p>
      <text:p text:style-name="Preformatted_20_Text">\noindent{\fboxsep=12pt \fbox{%</text:p>
      <text:p text:style-name="Preformatted_20_Text">\parbox{.9\headwidth}{\latintext\tt\scriptsize</text:p>
      <text:p text:style-name="Preformatted_20_Text">From: tovalds@klaava.Helsinki.Fi (Linus Benedict Torvalds)\\</text:p>
      <text:p text:style-name="Preformatted_20_Text">To: Newsgroups: comp.os.minix\\</text:p>
      <text:p text:style-name="Preformatted_20_Text">Subject: What would you like to see most in minix?\\</text:p>
      <text:p text:style-name="Preformatted_20_Text">Summary: small poll for my new operating system\\</text:p>
      <text:p text:style-name="Preformatted_20_Text">Message-ID: &lt;1991Aug25.205708.9541@klaava.Helsinki.Fi&gt;\\</text:p>
      <text:p text:style-name="Preformatted_20_Text">\\</text:p>
      <text:p text:style-name="Preformatted_20_Text">Hello everybody out there using minix-I'm doing a (free) operating system (just a hobby, won't be big and professional like gnu) for 386 (486) AT clones. This has been brewing since april, and is starting to get ready. I'd like any feedback on things people like/dislike in minix, as my OS resembles it somewhat (same physical layout of the file-system (due to practical reasons) among otherthings).\\</text:p>
      <text:p text:style-name="Preformatted_20_Text">\\</text:p>
      <text:p text:style-name="Preformatted_20_Text">I've currently ported bash (1.08) and gcc (1.40), and things seems to work. This implies that I'll get something practical within a few months, and I'd like to know what features most people would want. Any suggestions are welcome, but I won't promise I'll implement them:-)\\</text:p>
      <text:p text:style-name="Preformatted_20_Text">\\</text:p>
      <text:p text:style-name="Preformatted_20_Text">\hspace*{\stretch{1}} Linus (torvalds@kruuna.helsinki.fi)\\</text:p>
      <text:p text:style-name="Preformatted_20_Text">\\</text:p>
      <text:p text:style-name="Preformatted_20_Text">PS. Yes-it's free of any minix code, and it has a multi-threaded fs. It is NOT portable (uses 386 task switching etc.), and it probably never will support anything other than AT-harddisks, as that's all I have:-(.</text:p>
      <text:p text:style-name="Preformatted_20_Text">}}</text:p>
      <text:p text:style-name="Preformatted_20_Text">\fboxsep=2pt</text:p>
      <text:p text:style-name="Preformatted_20_Text">%%%% vocab</text:p>
      <text:p text:style-name="Preformatted_20_Text">%\myvocab{Newsgroup : นิวส์กรุป\par Operating System : ระบบปฏิบัติการ\par Linux : ลินุกซ์\par Developer : เดเวลอปเปอร์\par Muti-users : มัลติยูสเซอร์\par Multi-tasks : มัลติทาส์ก\par Personal computer : คอมพิวเตอร์ส่วนบุคคล\par Processor : หน่วยประมวลผล} %</text:p>
      <text:p text:style-name="Preformatted_20_Text">%\begin{center}</text:p>
      <text:p text:style-name="Preformatted_20_Text">%\scalebox{0.65}{\includegraphics{images/news.eps}}\\</text:p>
      <text:p text:style-name="Preformatted_20_Text">%\end{center}</text:p>
      <text:p text:style-name="Preformatted_20_Text">%\vspace{5mm}</text:p>
      <text:p text:style-name="Preformatted_20_Text">\medskip</text:p>
      <text:p text:style-name="Preformatted_20_Text"/>
      <text:p text:style-name="Preformatted_20_Text">%</text:p>
      <text:p text:style-name="Preformatted_20_Text">%</text:p>
      <text:p text:style-name="Preformatted_20_Text">เรื่องราวของ{\em ลินุกซ์ (Linux)} เริ่มมาจากข้อความข้างบนที่ส่งถึง Minix \index{general}{minix@Minix}%</text:p>
      <text:p text:style-name="Preformatted_20_Text">\mymemo{คำว่า ``ลินุกซ์'' เป็นศัพท์ที่บัญญัติโดยราชบัณฑิตยสถาน. ชาวต่างชาติบ้างก็อ่านออกเสียงว่า ``ไลนักซ์''. ทางญี่ปุ่นอ่านออกเสียงว่า ``ลินักซ์''.}</text:p>
      <text:p text:style-name="Preformatted_20_Text">\myvocab{m}{Minix}{ระบบปฏิบัติการคล้ายเหมือนยูนิกซ์ที่สร้างขึ้นโดยศาสตราจารย์ Andrew Tanenbaum เพื่อการเรียนการสอนเกี่ยวกับระบบปฏิบัติการ}%</text:p>
      <text:p text:style-name="Preformatted_20_Text">{\em นิวส์กรุป (newsgroup)} เมื่อปี ค.ศ.1991. ข้อความฉบับนี้เขียนโดยนักศึกษาชาวฟินแลนด์ที่มีชื่อว่า Linus Benedict Torvalds\index{general}{linus benedict torvalds@Linus Benedict Torvalds} เพื่อแนะนำ {\em ระบบปฏิบัติการ (Operating System,</text:p>
      <text:p text:style-name="Preformatted_20_Text">OS)} ที่เขาสร้างขึ้น. ใครจะคาดคิดบ้างว่าในเวลาต่อมา, ระบบปฏิบัติการที่เขาสร้างขึ้นที่เรียกว่า {\em Linux} จะเป็นระบบปฏิบัติการที่ใช้กันอย่างแพร่หลายในปัจจุบันและเป็นคู่แข่งที่น่ากลัวของระบบปฏิบัติการอื่นๆ. </text:p>
      <text:p text:style-name="Preformatted_20_Text"/>
      <text:p text:style-name="Preformatted_20_Text"><text:s/></text:p>
      <text:p text:style-name="Preformatted_20_Text">\section{{\latintext Linux} คืออะไร?}</text:p>
      <text:p text:style-name="Preformatted_20_Text"/>
      <text:p text:style-name="Preformatted_20_Text">``Linux''\index{general}{linux@Linux|see{ลินุกซ์}} หรือที่เรียกในภาษาไทยว่า ``ลินุกซ์'',\index{general}{ลินุกซ์}%</text:p>
      <text:p text:style-name="Preformatted_20_Text">เป็นระบบปฏิบัติการที่สร้างโดยนาย Linux Benedict Torvalds ชาวฟินแลนด์ขณะที่เขาเป็นนักศึกษาอยู่ที่มหาวิทยาลัย Helsinki. หลังจากที่เขาเผยแพร่{\em รหัสต้นฉบับ (source code)} ทางอินเทอร์เน็ตแล้วทำให้มี{\em นักพัฒนาซอฟต์แวร์ (software developer)\index{general}{นักพัฒนาซอฟต์แวร์}} ซึ่งส่วนมากเป็นอาสาสมัครอยู่ทั่วโลกช่วยกันพัฒนาตัวระบบ<text:soft-page-break/>ปฏิบัติการเอง, รวมถึงโปรแกรมต่างๆที่ใช้ในระบบด้วย. กล่าวได้ว่าระบบปฏิบัติการลินุกซ์เป็นระบบปฏิบัติการที่เกิดจากอินเทอร์เน็ตและพัฒนาบนอินเทอร์เน็ต.</text:p>
      <text:p text:style-name="Preformatted_20_Text"><text:s/></text:p>
      <text:p text:style-name="Preformatted_20_Text">ลินุกซ์เป็นระบบปฏิบัติการแบบ{\em มัลติยูสเซอร์ (multi-users)} %</text:p>
      <text:p text:style-name="Preformatted_20_Text">\myvocab{m}{multi-users}{\emph{มัลติยูสเซอร์}. ความสามารถของระบบปฏิบัติการที่ให้ผู้ใช้หลายคนทำงานได้ในเวลาเดียวกัน}</text:p>
      <text:p text:style-name="Preformatted_20_Text">และ {\em \makebox{มัลติทาส์ก} (multi-tasks)} %</text:p>
      <text:p text:style-name="Preformatted_20_Text">\myvocab{m}{multi-tasks}{\emph{มัลติทาส์ก}. ความสามารถในการแบ่งเวลาการทำงานของหน่วยประมวลผลเมื่อมีงานหลายอย่างที่ต้องทำ. เป็นผลให้ดูเหมือนว่าหน่วยประมวลผลข้อมูลสามารถทำงานหลายอย่างได้ในเวลาเดียวกัน.}%</text:p>
      <text:p text:style-name="Preformatted_20_Text">ที่ใช้ได้กับระบบคอมพิวเตอร์หลายประเภท. ระบบคอมพิวเตอร์ที่ลินุกซ์ใช้กันอย่างแพร่หลายได้แก่ระบบ{\em คอมพิวเตอร์ส่วนบุคคล (Personal Computer, PC)} ที่ใช้{\em หน่วยประมวลผล (Processor)} ที่มา{\em สถาปัตยกรรม (architechture)} แบบ CISC (Complex Instruction Set Computer) เช่นหน่วยประมวลผลตระกูล Intel, AMD เป็นต้น. ลินุกซ์ยังสามารถใช้งานกับระบบคอมพิวเตอร์ที่ใช้หน่วยประมวลผลอื่นๆได้ด้วยเช่น MIPS, SPARC, PowerPC ฯลฯ, โดยแก้ไขรหัสต้นฉบับของลินุกซ์บางส่วน.</text:p>
      <text:p text:style-name="Preformatted_20_Text"/>
      <text:p text:style-name="Preformatted_20_Text">%%% myvocab</text:p>
      <text:p text:style-name="Preformatted_20_Text">%\myvocab{Source code : รหัสต้นฉบับ\par UNIX : ยูนิกซ์\par Compatibility : ความเข้ากันได้\par Compile : คอมไพล์\par Execute : กระทำการ\par Kernel : เคอร์เนล\par Process : โปรเซส\par Memory : หน่วยความจำ\par Device : ดีไวส์\par Hard disk : ฮาร์ดดิกส์\par X window system : ระบบ X วินโดว์\par Desktop environemtn : ระบบเดกส์ท็อป\par Complier : คอมไพเลอร์\par Interpreter : อินเทอร์พรีเตอร์\par Editor : บรรณาธิกรณ์\par License : ใบอนุญาต\par copying : การทำสำเนา\par distubution : การแจกจ่าย\par modification : การแก้ไข\par Download : ดาว์นโหลด} %</text:p>
      <text:p text:style-name="Preformatted_20_Text">ลินุกซ์เป็นระบบปฏิบัติการที่คล้ายเหมือนกับระบบปฏิบัติการ{\em ยูนิกซ์ (UNIX)}. กล่าวคือ, ลินุกซ์ออกแบบโดยใช้{\em แนวความคิด (concept)} ของระบบปฏิบัติการยูนิกซ์เป็นต้นแบบ. แต่ลินุกซ์เริ่มสร้างขึ้นโดยนาย Linus Torvalds เพียงลำพังโดยไม่ได้ลอกเลียนหรือสืบทอดรหัสต้นฉบับจากยูนิกซ์แต่อย่างใด.</text:p>
      <text:p text:style-name="Preformatted_20_Text">ลินุกซ์ถูกสร้างขึ้นมาให้ทำงานทุกอย่างที่ระบบปฏิบัติการยูนิกซ์ทำได้โดยยึดมาตรฐาน {\em</text:p>
      <text:p text:style-name="Preformatted_20_Text">POSIX (Portable Operating System Interface based on UNIX)}.\index{general}{posix@POSIX} %</text:p>
      <text:p text:style-name="Preformatted_20_Text">\myvocab{p}{POSIX}{ข้อกำหนดมาตรฐานว่าระบบปฏิบัติการที่สามารถใช้งานได้กับฮาร์ดแวร์ต่างระบบนั้นต้องมีรายละเอียดคุณสมบัติอย่างไร. มาตรฐานนี้กำหนดโดยองค์กร The Institute</text:p>
      <text:p text:style-name="Preformatted_20_Text">of Electrical and Electronic Engineers (IEEE).}</text:p>
      <text:p text:style-name="Preformatted_20_Text">%</text:p>
      <text:p text:style-name="Preformatted_20_Text">ซึ่งหมายความว่าโปรแกรมที่ใช้บนลินุกซ์มี{\em ความเข้ากันได้ (compatibility)}\index{general}{compatibility} กับระบบปฏิบัติการยูนิกซ์อื่นๆในระดับรหัสต้นแบบ. กล่าวคือสามารถนำรหัสต้นฉบับของโปรแกรมที่ใช้ในลินุกซ์ไป{\em คอมไพล์ (compile)}\index{general}{compile} บนระบบปฏิบัติการยูนิกซ์อื่นๆและ{\em กระทำการ (execute)} ได้โดยไม่ต้องแก้ไขรหัสต้นฉบับหรือแก้ไขเพียงเล็กน้อยเท่านั้น.\mymemo{การที่นำรหัสต้นฉบับของโปรแกรมบนระบบหนึ่งไปแก้ไขและคอมไพล์บนระบบอื่นเรียกว่าการ porting. โปรแกรมที่มีคุณสมบัตินี้เรียกได้ว่า portable หรือมีความสามารถในการ port (portability).} ในทางกลับกัน, ผู้ใช้สามารถนำรหัสต้นฉบับของโปรแกรมที่ใช้ในระบบปฏิบัติการยูนิกซ์อื่นๆมาคอมไพล์แล้วกระทำการบนระบบปฏิบัติการลินุกซ์ได้เช่นเดียวกัน. </text:p>
      <text:p text:style-name="Preformatted_20_Text"/>
      <text:p text:style-name="Preformatted_20_Text">%\label{aa}</text:p>
      <text:p text:style-name="Preformatted_20_Text">%\ifodd\pageref{aa} \parbox{\headwidth}{\rule{\headwidth}{1pt}}</text:p>
      <text:p text:style-name="Preformatted_20_Text">%\else</text:p>
      <text:p text:style-name="Preformatted_20_Text">%\noindent\parbox{\headwidth}{\leftskip=\moveback \rule{\headwidth}{1pt}}</text:p>
      <text:p text:style-name="Preformatted_20_Text">%\fi</text:p>
      <text:p text:style-name="Preformatted_20_Text">%\label{check1}\ifthenelse{\isodd{\pageref{check1}}}{XXXXX}{YYYYY}</text:p>
      <text:p text:style-name="Preformatted_20_Text"/>
      <text:p text:style-name="Preformatted_20_Text"/>
      <text:p text:style-name="Preformatted_20_Text"/>
      <text:p text:style-name="Preformatted_20_Text">เมื่อกล่าวถึงคำว่า ``ลินุกซ์'' เดี่ยวๆ, เราสามารถตีความได้หลายความหมาย. ในความหมายเฉพาะเรื่อง, ลินุกซ์หมายถึงแก่นของระบบปฏิบัติการที่เรียกว่า{\em เคอร์เนล (kernel)}\index{general}{kernel} หรือเรียกให้ชัดเจนว่า {\em ลินุกซ์เคอร์เนล (linux kernel)} ซึ่งเป็นโปรแกรมพิเศษ, </text:p>
      <text:p text:style-name="Preformatted_20_Text">ทำหน้าแบ่งเวลาทำงานของหน่วยประมวลผลให้{\em โปรเซส (process)} ต่างๆ, จัดการการใช้{\em หน่วยความจำ (memory)}, </text:p>
      <text:p text:style-name="Preformatted_20_Text">ควบคุมการทำงานของ{\em ดีไวส์ (device)} ไม่ว่าจะเป็น{\em ฮาร์ดดิกส์ (hard disk)}, {\em I/O Port} ฯลฯ.</text:p>
      <text:p text:style-name="Preformatted_20_Text">ในความหมายโดยรวมหรือความหมายทั่วไป, ลินุกซ์หมายถึง {\em Operating Enviroment}\index{general}{open operating environment@Operating Environment} ซึ่งหมายถึงเคอร์เนลและกลุ่มของซอฟต์แวร์ต่างที่นำมารวมกันให้เป็นระบบ.</text:p>
      <text:p text:style-name="Preformatted_20_Text"><text:soft-page-break/>ตัวอย่างโปรแกรมต่างๆที่ใช้กับระบบปฏิบัติการลินุกซ์ได้แก่ {\em ระบบ X วินโดว์ <text:s/>(X window system)}, {\em ระบบเดกส์ท็อป (desktop environment)}, {\em คอมไพเลอร์ (compiler)}, {\em อินเทอร์พรีเตอร์ (interpreter)}, {\em บรรณาธิกรณ์ (editor)} เป็นต้น. สำหรับบุคคลทั่วไปถ้าพูดถึง ``ลินุกซ์'' จะหมายถึง Operating Environment แต่สำหรับนักพัฒนาซอฟต์แวร์หรือโปรแกรมเมอร์, ``ลินุกซ์'' อาจจะมีความหมายลึกกว่านั้นซึ่งเจาะจงถึงเคอร์เนล.</text:p>
      <text:p text:style-name="Preformatted_20_Text"/>
      <text:p text:style-name="Preformatted_20_Text">\section{ประวัติความเป็นมาของลินุกซ์}</text:p>
      <text:p text:style-name="Preformatted_20_Text"/>
      <text:p text:style-name="Preformatted_20_Text">%\begin{wrapfigure}{l}{56mm}</text:p>
      <text:p text:style-name="Preformatted_20_Text">%\center</text:p>
      <text:p text:style-name="Preformatted_20_Text">%\scalebox{0.7}{\includegraphics{images/linus.eps}}</text:p>
      <text:p text:style-name="Preformatted_20_Text">%\caption{Linus Benedict Torvalds}</text:p>
      <text:p text:style-name="Preformatted_20_Text">%\end{wrapfigure}</text:p>
      <text:p text:style-name="Preformatted_20_Text">ระบบปฏิบัติการลินุกซ์เริ่มสร้างในปี ค.ศ. <text:s/>1991</text:p>
      <text:p text:style-name="Preformatted_20_Text">โดยนักศึกษามหาวิทยาลัยชาวฟินแลนด์ที่ชื่อ </text:p>
      <text:p text:style-name="Preformatted_20_Text"><text:s/>Linus Torvalds \cite{JustForFun}. <text:s/>Linus\index{general}{linus benedict torvalds@Linus Benedict Torvalds!Linux Torvalds}</text:p>
      <text:p text:style-name="Preformatted_20_Text">เป็นคนที่สนใจและคลุกคลีกับคอมพิวเตอร์มาตั้งแต่เด็ก. เมื่อเขาเป็นนักศึกษาปีหนึ่งที่มหาวิทยาลัย</text:p>
      <text:p text:style-name="Preformatted_20_Text">Helsinki, เขาได้รู้จักกับระบบปฏิบัติการยูนิกซ์ซึ่งแตกต่างจากระบบปฏิบัติการที่ใช้กับคอมพิวเตอร์ส่วนบุคคล. </text:p>
      <text:p text:style-name="Preformatted_20_Text">การที่เขาได้รู้จักกับยูนิกซ์นี้เองเป็นจุดเริ่มต้นทำให้เขาสนใจศึกษาการทำงานของระบบปฏิบัติการ.</text:p>
      <text:p text:style-name="Preformatted_20_Text"/>
      <text:p text:style-name="Preformatted_20_Text">หนังสือ \emph{Operating Systems: Design and</text:p>
      <text:p text:style-name="Preformatted_20_Text">Implementation} เป็นหนังสือที่เขาอ่านประกอบการเรียนเกี่ยวกับเรื่องระบบปฏิบัติการ. หนังสือเล่มนี้เขียนโดย Andrew Tanenbaum\index{general}{andrew tanenbaum@Andrew Tanenbaum} ซึ่งเป็นอาจารย์มหาวิทยาลัยในประเทศเนเธอร์แลนด์. <text:s/>Andrew Tanenbaum</text:p>
      <text:p text:style-name="Preformatted_20_Text">นอกจากจะเขียนหนังสือเกี่ยวกับระบบปฏิบัติการแล้วเขายังสร้างระบบปฏิบัติการขนาดเล็กคล้ายยูนิกซ์ที่มีชื่อว่า {\em มินิกซ์ (Minix)\index{general}{minix@Minix}} สำหรับการเรียนการสอนระบบปฏิบัติการอีกด้วย. </text:p>
      <text:p text:style-name="Preformatted_20_Text">หนังสือเล่มนี้เป็นแรงบันดาลใจและเป็นชนวนความคิดให้ Linus</text:p>
      <text:p text:style-name="Preformatted_20_Text">สร้างระบบปฏิบัติการด้วยตัวเอง. <text:s/></text:p>
      <text:p text:style-name="Preformatted_20_Text"/>
      <text:p text:style-name="Preformatted_20_Text">ในปี 1991, Linux ซื้อคอมพิวเตอร์ส่วนบุคคลมาใช้งาน. คอมพิวเตอร์ที่เขาซื้อเป็นคอมพิวเตอร์ส่วนบุคคลที่ใช้หน่วยประมวลผลของ Intel รุ่น 80386 และระบบปฏิบัติการที่มาพร้อมกับเครื่องคอมพิวเตอร์นั้นได้แก่ MS DOS. นอกจากนั้นเขาสั่งซื้อระบบปฏิบัติการมินิกซ์ต่างหากเพื่อมาติดตั้ง% </text:p>
      <text:p text:style-name="Preformatted_20_Text">%\glossindex{install}{การนำโปรแกรมหรือ OS บรรจุในหน่วยความจำถาวรเช่น</text:p>
      <text:p text:style-name="Preformatted_20_Text">%harddisk เพื่อใช้งาน.} </text:p>
      <text:p text:style-name="Preformatted_20_Text">ในคอมพิวเตอร์เครื่องใหม่ของเขาแทน MS DOS สำหรับศึกษาการทำงานของระบบปฏิบัติการ. เพราะว่ามินิกซ์เป็นระบบปฏิบัติเพื่อการศึกษาไม่ใช่เพื่อการใช้งาน, ระบบบางอย่างในมินิกซ์ใช้งานได้ไม่ดีนักและสิ่งที่เขาไม่ชอบคือ{\em เทอร์มินอลเอมูเลเตอร์ (terminal emulator) }ของมินิกซ์. เขาจึงตัดสินใจเริ่มสร้างโปรแกรมเทอร์มินอลเอมูเลเตอร์%</text:p>
      <text:p text:style-name="Preformatted_20_Text">\myvocab{t}{terminal emulator}{\emph{เทอร์มินอลเอมูเลเตอร์}. โปรแกรมที่ใช้ในการแสดงผลในรูปของตัวอักษรผ่านทางหน้าจอโดยการป้อนข้อมูลเข้าผ่านทางคีย์บอร์ด}%</text:p>
      <text:p text:style-name="Preformatted_20_Text">ด้วย{\em ภาษาแอสเซมบลี (assembly language)} เอง.</text:p>
      <text:p text:style-name="Preformatted_20_Text"/>
      <text:p text:style-name="Preformatted_20_Text">เพื่อที่จะอ่านนิวส์กรุปของมหาวิทยาลัยผ่านโมเด็ม (Modem) จากที่บ้าน, เขาต้องสร้างเทอร์มินัลเอมูเลเตอร์ที่ทำงาน 2 อย่างพร้อมๆกันคือ อ่านข้อมูลจากโมเด็มแล้วแสดงผลทางหน้าจอ, และรับข้อมูลจากคีย์บอร์ดแล้วส่งต่อให้โมเด็ม. การทำงานสองอย่างในเวลาเดียวกันใช้หลักการที่เรียกว่า {\em task switching}\index{general}{task switching} ซึ่งเป็นพื้นฐานของระบบปฏิบัติการ.</text:p>
      <text:p text:style-name="Preformatted_20_Text"/>
      <text:p text:style-name="Preformatted_20_Text">โปรแกรมเทอร์มินอลเอมูเลเตอร์ที่เขาสร้างเก็บบันทึกอยู่ในแผ่น{\em ฟล็อปปี้ดิกส์ (floppy disk)}</text:p>
      <text:p text:style-name="Preformatted_20_Text">เพราะฉะนั้นเวลาที่เขาจะใช้โปรแกรมต้อง{\em บูต (boot)} โปรแกรมจากแผ่นฟล็อปปี้ดิกส์โดยตรง. ปัญหาที่ต้องแก้มีมากขึ้นเมื่อเขาต้องการดาวน์โหลดไฟล์ผ่านทางโมเด็มเก็บบันทึกลงฮาร์ดดิกส์. ปัญหานี้ทำให้เขาต้องศึกษาเกี่ยวกับ {\em file system} และเขาไม่ท้อถอย. Linus</text:p>
      <text:p text:style-name="Preformatted_20_Text">เขียน{\em ไดร์เวอร์ (driver)} ของฮาร์ดดิกส์และทำให้เทอร์มินอลเอมูเลเตอร์เก็บข้อมูลลงฮาร์ดดิกส์จนได้. ในที่สุดเทอร์มินอลเอมูเลเตอร์ที่เป็นโปรแกรมเล็กๆ, เดิมเขียนขึ้นเพื่ออ่านนิวส์กรุปก็เริ่มเปลี่ยนเป็นระบบปฏิบัติการทีละเล็กละน้อย. </text:p>
      <text:p text:style-name="Preformatted_20_Text"/>
      <text:p text:style-name="Preformatted_20_Text">ระบบปฏิบัติการเริ่มเป็นรูปเป็นร่างชัดเจนเมื่อ Linus ทำการ{\em พอร์ต (port)}\index{general}{port (กริยา)} %</text:p>
      <text:p text:style-name="Preformatted_20_Text">\myvocab{p}{port}{\emph{พอร์ต}(กริยา). การดัดแปลงต้นฉบับโปรแกรม, คอมไพล์ให้ใช้บนระบบปฏิบัติการที่แตกต่างกันหรือสถาปัตยกรรมคอมพิวเตอร์ที่แตกต่างกันได้}\myvocab{x}{X window system}{\emph{X วินโดว์}. ระบบการแสดงผล<text:soft-page-break/>กราฟฟิกส์ผ่านทางจอภาพในรูปแบบของหน้าต่างหลายบาน. เป็นโครงการของ MIT ที่พัฒนาต่อมาจาก W windows system ของ Stanford. ระบบ X วินโดว์ที่ใช้ในลินุกซ์เป็นโครงการของ Xfree86 ซึ่งพัฒนา X เซิฟร์เวอร์สำหรับวีดีโอการ์ดต่างๆ. สังเกตุว่าเขียนว่า X window ไม่ใช่ X windows.}</text:p>
      <text:p text:style-name="Preformatted_20_Text">{\em เชลล์ (shell)} </text:p>
      <text:p text:style-name="Preformatted_20_Text">ซึ่งเป็นตัวโปรแกรมรับคำสั่งจากคีย์บอร์ดส่งต่อให้ระบบปฏิบัติการ. ระบบปฏิบัติเริ่มสมบูรณ์เมื่อเขาพอร์ต{\em คอมไพเลอร์ภาษา <text:s/>C (C compiler)} สำเร็จ.</text:p>
      <text:p text:style-name="Preformatted_20_Text">นั่นหมายความว่าเขาสามารถนำรหัสต้นฉบับของโปรแกรมอื่นมาคอมไพล์และใช้ได้กับระบบปฏิบัติการที่เขาสร้างไว้. ความต้องการ, ความพยายาม, และการไม่ยอมแพ้ของนาย Linus นี่เองที่ทำให้เกิดระบบปฏิบัติการที่เรียกว่า ``ลินุกซ์'' ในวันนี้.</text:p>
      <text:p text:style-name="Preformatted_20_Text"/>
      <text:p text:style-name="Preformatted_20_Text">หลังจากที่ <text:s/>Linus เปิดเผยระบบปฏิบัติการที่เขาสร้างผ่านทางอินเทอร์เน็ต. นักพัฒนาซอฟต์แวร์จากทั่วโลกที่สนใจเริ่มพอร์ตโปรแกรมต่างๆที่ใช้ในยูนิกซ์ให้ใช้ได้กับลินุกซ์เช่น {\em ระบบ X วินโดว์ (X window system)}%</text:p>
      <text:p text:style-name="Preformatted_20_Text">, ยูทิลิตี้โปรแกรมต่างๆที่จาก <text:s/>Free Software Foundation (GNU)</text:p>
      <text:p text:style-name="Preformatted_20_Text">และอื่นๆ. นอกจากการพอร์ตโปรแกรมที่มีอยู่แล้ว, โปรแกรมบางอย่างสร้างขึ้นสำหรับใช้บน</text:p>
      <text:p text:style-name="Preformatted_20_Text">ลินุกซ์ปัจจุบันพอร์ตไปใช้ในระบบปฏิบัติการยูนิกซ์ด้วยเช่น {\em GNOME} เป็นต้น. สิ่งที่สำคัญอีกอย่างคือการพอร์ตตัวระบบปฏิบัติการลินุกซ์เองให้ใช้ได้กับ{\em สถาปัตยกรรมคอมพิวเตอร์ (computer architecture)} อื่นๆ เช่น <text:s/>Atari, Alpha, SPARC เป็นต้น.</text:p>
      <text:p text:style-name="Preformatted_20_Text"/>
      <text:p text:style-name="Preformatted_20_Text"/>
      <text:p text:style-name="Preformatted_20_Text"/>
      <text:p text:style-name="Preformatted_20_Text">% สิทธิบัตร (patent), ลิขสิทธิ์ (copyright), ใบอนุญาต (license)</text:p>
      <text:p text:style-name="Preformatted_20_Text">%\section{ใบอนุญาตและสิทธิ์ในการใช้ซอฟต์แวร์}</text:p>
      <text:p text:style-name="Preformatted_20_Text">\section{กฏหมายกับซอฟต์แวร์}</text:p>
      <text:p text:style-name="Preformatted_20_Text">\mymemo{เนื่องจากผู้เขียนไม่ใช่ผู้เชี่ยวชาญด้านกฏหมาย, เนื้อหาที่เกี่ยวกับลิขสิทธิ์, ใบอนุญาต และสิทธิบัตรที่แนะนำนี้อาจจะไม่ใช่ข้อมูลที่เที่ยงตรง. สำหรับผู้ที่สนใจกรุณาหาหนังสือหรือเว็บไซด์ \cite{thaiip} ที่เกี่ยวกับกฏหมายอ่านประกอบ.}หนังสือเล่มนี้เป็นหนังสือเกี่ยวกับลินุกซ์ไม่ใช่หนังสือที่เกี่ยวกับกฏหมาย. แต่หลีกเลี่ยงไม่ได้ที่จะต้องกล่าวถึงเพราะซอฟต์แวร์ไม่ว่าจะเป็นลินุกซ์เคอร์เนลหรือโปรแกรมต่างๆที่ผู้ใช้ใช้อยู่ถึงแม้ว่าจะ ``ฟรี'' แต่ไม่ได้หมายความว่าเราจะทำอะไรก็ได้กับซอฟต์แวร์เหล่านั้น.</text:p>
      <text:p text:style-name="Preformatted_20_Text"/>
      <text:p text:style-name="Preformatted_20_Text">\subsection{ลิขสิทธิ์}</text:p>
      <text:p text:style-name="Preformatted_20_Text">{\em ลิขสิทธิ์ (copyright)} \index{general}{ลิขสิทธิ์}\index{general}{copyright|see{ลิขสิทธิ์}} คือสิทธิ์ที่ผู้สร้างสรรค์พึงจะได้จากผลงานที่สร้าง. ผลงานในที่นี้ได้แก่ ซอฟต์แวร์, หนังสือ, ภาพยนต์, เพลง เป็นต้น. ผู้ถือสิทธิ์มีสิทธิ์ในผลงานของตัวเองเช่น สิทธิ์ในการขาย, สิทธิ์ห้ามทำสำเนา, สิทธิ์ในการแจกจ่าย ฯลฯ. ซอฟต์แวร์ลิขสิทธิ์คือซอฟต์แวร์ที่ได้รับการคุ้มครองโดยกฎหมายลิขสิทธิ์. การที่ผู้อื่นที่ไม่ใช่เจ้าของผลงานนั้นๆจะใช้ต้องได้รับอนุญาตจากผู้ถือสิทธิ์ก่อนที่จะใช้ผลงานนั้น. ซอฟต์แวร์ที่ไม่มีลิขสิทธิ์ได้แก่ซอฟต์แวร์ที่ไม่มีการคุ้มครองใดๆทางกฏหมาย เช่นซอฟต์แวร์ที่ประกาศเป็น{\em สาธารณะสมบัติ (public domain)}\index{general}{สาธารณะสมบัติ}\index{general}{public domain|see{สาธารณะสมบัติ}}.</text:p>
      <text:p text:style-name="Preformatted_20_Text"/>
      <text:p text:style-name="Preformatted_20_Text">ตัวอย่างซอฟต์แวร์เช่นลินุกซ์เคอร์เนลเป็นซอฟต์แวร์ที่มีลิขสิทธิ์และผู้ที่ถือครองลิขสิทธิ์ได้แก่นาย Linus Torvalds ซึ่งเป็นผู้สร้าง. ตามหลักแล้วไม่ว่าจะเป็นใครก็ตามที่ต้องการใช้ลินุกซ์ต้องได้รับอนุญาตจากนาย Linus ก่อนจึงจะใช้ได้. แต่ในความเป็นจริงผู้ใช้สามารถใช้ลินุกซ์ได้โดยไม่ต้องขออนุญาตเพราะนาย Linus ได้ให้อนุญาตแล้วโดยใช้{\em ใบอนุญาต (license)} ที่เรียกว่า GNU General Public License ต่อลินุกซ์เคอร์เนลที่เขาสร้างขึ้น.</text:p>
      <text:p text:style-name="Preformatted_20_Text"/>
      <text:p text:style-name="Preformatted_20_Text">\subsection{ใบอนุญาต}</text:p>
      <text:p text:style-name="Preformatted_20_Text">ตั้งแต่เริ่มต้นเรื่องราวของคอมพิวเตอร์, ซอฟต์แวร์คือสินค้าแต่เป็นสินค้าที่ต่างจากสินค้าทั่วไปตรงที่ซอฟต์แวร์เป็นสินค้าเชิงนามธรรมมากกว่ารูปธรรม. ตามธรรมชาติของซอฟต์แวร์, ซอฟต์แวร์เป็นข้อมูลที่เก็บอยู่ในสื่อกลางต่างๆได้. สามารถทำสำเนาส่งต่อให้คนอื่นได้. ใช้ได้กับคอมพิวเตอร์ไม่เจาะจงว่าต้องเป็นเครื่องใดๆ. ธรรมชาติของซอฟต์แวร์นี้เองเป็นปัญหาสำหรับผู้ผลิตซอฟต์แวร์เชิงพาณิชย์. กล่าวคือถ้าผู้ผลิตซอฟต์แวร์ไม่ทำสัญญากับผู้ที่ได้ซอฟต์แวร์, ผู้ที่ได้ซอฟต์แวร์นั้นสามารถทำสำเนาแจกจ่าย, หรือใช้กับคอมพิวเตอร์ได้ไม่เลือก. เป็นผลให้ผู้ผลิตซอฟต์แวร์ไม่สามารถดำเนินธุรกิจด้วยการขายซอฟต์แวร์ได้. นี่เองเป็นที่มาของ{\em ใบอนุญาต (license)}.\index{general}{license|see{ใบอนุญาต}}\index{general}{ใบอนุญาต}</text:p>
      <text:p text:style-name="Preformatted_20_Text"/>
      <text:p text:style-name="Preformatted_20_Text">โดยปรกติแล้วซอฟต์แวร์จะมีใบอนุญาตในการใช้งานกำกับมาด้วย. ใบอนุญาตได้แก่ข้อตกลงระหว่างผู้สร้าง, เจ้าของ, หรือผู้จำหน่ายซอฟต์แวร์กับผู้ที่ได้รับซอฟต์แวร์นั้นๆซึ่งเนื้อหาของข้อตกลงจะแตกต่างกันออกไปตามกรณี. โดยปรกติ, ในอนุญาตจะจำกัดสิทธิ์ต่างๆที่พึงกระทำได้กับซอฟต์แวร์เช่นห้ามทำสำเนาแจก, ห้ามติดตั้งซอฟต์แวร์ลงในเครื่องคอมพิวเตอร์เกินหนึ่งเครื่องเป็นต้น. แน่นอนว่าในทางปฏิบัติ, ผู้ที่ได้ซอฟต์แวร์นั้นมาสามารถกระทำสิ่งเหล่านี้ได้แต่จะเป็นการละเมิดข้อตกลงและถือว่ามีความผิด, อาจถูกดำเนินคดีตามกฏหมายต่อไป.</text:p>
      <text:p text:style-name="Preformatted_20_Text"/>
      <text:p text:style-name="Preformatted_20_Text"><text:soft-page-break/></text:p>
      <text:p text:style-name="Preformatted_20_Text">\subsubsection{GNU General Public License}\index{general}{gnu general public license@GNU General Public License}</text:p>
      <text:p text:style-name="Preformatted_20_Text"/>
      <text:p text:style-name="Preformatted_20_Text">ลินุกซ์เคอร์เนลให้อิสระแก่ผู้ใช้ครอบคลุมเรื่องการทำสำเนา (copying), การแจกจ่าย (distribution) และการแก้ไข (modification). ใบอนุญาตที่ลินุกซ์เลือกใช้ได้แก่ {\em GNU General Public License (GNU GPL)}. ใบอนุญาตแบบ GPL\index{general}{gpl@GPL|see{GNU General Publice License}} นี้สร้างขึ้นโดยองค์กรที่เรียกว่า {\em Free Software Foundation}\index{general}{free software foundation@Free Software Foundation}\index{general}{gnu@GNU} </text:p>
      <text:p text:style-name="Preformatted_20_Text">%%%</text:p>
      <text:p text:style-name="Preformatted_20_Text">%\marginpar{\includegraphics{gnu-head-sm.eps}}</text:p>
      <text:p text:style-name="Preformatted_20_Text">\mymemo{Free Software Foundation เป็นองค์กรอิสระไม่หวังผลกำไรซึ่งก่อตั้งโดย Richard Stallman</text:p>
      <text:p text:style-name="Preformatted_20_Text">เมื่อปี{ค.ศ.} 1982. จุดประสงค์ขององค์กรนี้คือสร้างระบบยูนิกซ์ที่เสรี. ซอฟต์แวร์ที่มีชื่อเสียงที่พัฒนาโดยองค์กรนี้ได้แก่ GNU C compiler,</text:p>
      <text:p text:style-name="Preformatted_20_Text">GNU Emacs ฯลฯ. </text:p>
      <text:p text:style-name="Preformatted_20_Text"/>
      <text:p text:style-name="Preformatted_20_Text">Free Software Foundation มีชื่อเรียกทั่วไปว่า GNU เป็นคำย่อแบบ recursive ของคำว่า ``{\bf G}NU is {\bf N}ot {\bf U}nix''}</text:p>
      <text:p text:style-name="Preformatted_20_Text">%%%</text:p>
      <text:p text:style-name="Preformatted_20_Text">ก่อตั้งและดำเนินการโดยนาย Richard Stallman\index{general}{richard stallman@Richard Stallman}. </text:p>
      <text:p text:style-name="Preformatted_20_Text"/>
      <text:p text:style-name="Preformatted_20_Text">ใบอนุญาตแบบ GPL นี้เองที่ทำให้ลินุกซ์ต่างจากระบบปฏิบัติการทั่วๆไป. โดยปรกติแล้วระบบปฏิบัติการจะพัฒนาโดยองค์กรหรือบริษัทในกลุ่มเล็กๆ. ไม่มีการเปิดเผยรหัสต้นฉบับแก่สาธารณะ, ผู้ใช้ไม่สามารถทำสำเนาหรือแจกจ่ายให้คนอื่นต่อได้. ระบบปฏิบัติการลินุกซ์มีความคิดที่แตกต่างกับสิ่งที่กล่าวมาอย่างสิ้นเชิง. ลินุกซ์เป็นระบบปฏิบัติการที่ฟรี. ผู้ที่ต้องการใช้ลินุกซ์ไม่มีความจำเป็นที่ต้องเสียเงินซื้อ, สามารถ{\em ดาวน์โหลด (download)}</text:p>
      <text:p text:style-name="Preformatted_20_Text">จากอินเทอร์เน็ต \cite{kernel}. และผู้ใช้มีสิทธิ์ที่จะแจกจ่ายต่อไปได้โดยไม่ผิดกฎหมายตราบที่ผู้ใช้ยังปฏิบัติตามใบอนุญาต GPL ระบุไว้. คำว่า ``ฟรี'' ในที่นี้ไม่ได้หมายความว่าราคาเป็น ``ศูนย์'' แต่หมายถึงความเป็น ``อิสระเสรี'' ที่ผู้ใช้กระทำได้. การที่ลินุกซ์ใช้ใบอนุญาตแบบ GPL มีผลดีคือให้อิสระเสรีแก่ผู้ใช้. เปิดโอกาสให้นักพัฒนาซอฟต์แวร์สามารถศึกษารหัสต้นฉบับ, และพัฒนาปรับปรุงแก้ไขโปรแกรมต่อไปให้ดียิ่งขึ้น. GPL ยังระบุถึง{\em งานสืบทอด (derived work)} ของซอฟต์แวร์ที่มีใบอนุญาตเป็นแบบ GPL ด้วยว่างานสืบทอดจะใช้ใบอนุญาตแบบ GPL โดยปริยาย. กล่าวคือถ้าเป็นงานที่สืบทอดมาจากงาน GPL งานนั้นต้องเป็น GPL ด้วย. บุคคลใดๆมีอิสระทำสำเนา, แจกจ่าย, แก้ไขรหัสต้นฉบับของงานสืบทอดได้. เราสามารถกล่าวได้ว่าเหตุที่ลินุกซ์ใช้กันอย่างแพร่หลายและมีการแก้ไขปรับปรุงให้ทันสมัยทันเหตุการณ์เป็นผลของการที่ลินุกซ์ใช้ใบอนุญาต GPL นี่เอง.</text:p>
      <text:p text:style-name="Preformatted_20_Text"/>
      <text:p text:style-name="Preformatted_20_Text">\subsubsection{GNU Lesser General Public License}\mymemo{เดิมคือใบอนุญาต GNU Library General Public License.}</text:p>
      <text:p text:style-name="Preformatted_20_Text">สำหรับงานสืบทอดที่ทำต่อหรือใช้รหัสต้นฉบับของซอฟต์แวร์ที่มีใบอนุญาตแบบ GPL, ตัวใบอนุญาตระบุไว้ว่างานสืบทอดจะต้องใช้ใบอนุญาตแบบ GPL ไปโดยปริยาย \cite{gpl}. หมายความว่าโปรแกรมเชิงพาณิชย์ที่สืบทอดหรือใช้รหัสต้นฉบับจากซอฟต์แวร์ที่มีใบอนุญาตแบบ GPL ต้องมีใบอนุญาตเป็นแบบ GPL ไปด้วย. ในกรณีอาจเป็นผลเสียในเชิงพาณิชย์เพราะซอฟต์แวร์ที่ผลิตออกมาจะกลายเป็นซอฟต์แวร์ที่สามารถทำสำเนา, แจกจ่ายได้, ขอรหัสต้นฉบับได้ไปโดยปริยาย. เหตุนี้เองทาง FSF จึงออกในอนุญาตที่เรียกว่า {\em GNU Lesser General Public License (LGPL)} ที่ลดหย่นสิทธิ์ของผู้ใช้เล็กน้อยตรงที่เปิดโอกาสให้ซอฟต์แวร์เชิงพาณิชย์สามารถใช้รหัสต้นฉบับของซอฟต์แวร์ซึ่งรวมไปถึง{\em ไลบรารี (library)} ที่มีใบอนุญาตแบบ GPL ได้โดยที่งานสืบทอดนั้นยังคงใช้ใบอนุญาตของตัวเองที่ไม่ใช่ GPL ก็ได้.</text:p>
      <text:p text:style-name="Preformatted_20_Text"/>
      <text:p text:style-name="Preformatted_20_Text">สรุปได้ว่า LGPL ให้อิสระต่อผู้ใช้น้อยลง (lesser) เมื่อเทียบกับใบอนุญาตแบบ GPL. ในทางตรงกันข้ามเป็นการเปิดโอการให้ซอฟต์แวร์เชิงพาณิชย์ที่ถือเป็นงานสืบทอดใช้ซอฟต์แวร์หรือไลบรารีที่มีใบอนุญาตเป็น GPL ได้โดยยังคงใบอนุญาตของตัวเอง. </text:p>
      <text:p text:style-name="Preformatted_20_Text"/>
      <text:p text:style-name="Preformatted_20_Text">การตีความงานสืบทอดว่าคืออะไรยังไม่ค่อยกระจ่างมากนัก, คงต้องยกเป็นเรื่องของกฏหมาย. ตัวอย่างงานสืบทอดที่ชัดเจนได้แก่การแก้ไข, เพิ่มเติม, ปรับแต่งงานที่เป็นแบบ GPL ถือว่าเป็นงานสืบทอดอย่างเห็นได้ชัด. ซอฟต์แวร์ที่ใช้ไลบรารีที่ไม่ได้สร้างเองก็ถือว่าเป็นงานสืบทอดเช่นกัน. ดังนั้นไลบรารีที่เป็นมาตรฐานและใช้กันมากของ FSF มันจะใช้ใบอนุญาตแบบ LGPL เช่นไลบรารี C ของ GNU เป็นต้น.\mymemo{การคอมไพล์โปรแกรมเช่นโปรแกรมที่เขียนด้วยภาษา C จะใช้ไลบรารี C โดยปริยาย. แต่เนื่องจากไลบรารี C ของ GNU มีใบอนุญาตเป็น LGPL เพราะฉะนั้นโปรแกรมที่ใช้ไลบรารีนี้ไม่จำเป็นต้องเป็น GPL ก็ได้.}</text:p>
      <text:p text:style-name="Preformatted_20_Text"/>
      <text:p text:style-name="Preformatted_20_Text"/>
      <text:p text:style-name="Preformatted_20_Text"/>
      <text:p text:style-name="Preformatted_20_Text"><text:soft-page-break/>%\mymarginpar{\scalebox{0.6}{\includegraphics{images/gnu-head-sm.eps}} }. </text:p>
      <text:p text:style-name="Preformatted_20_Text">%%% myvocab</text:p>
      <text:p text:style-name="Preformatted_20_Text">%\myvocab{Free software : ซอฟต์แวร์เสรี\par Run : กระทำการ, รัน\par Copy : ทำสำเนา, ก็อปปี้\par Distribute : แจกจ่าย}</text:p>
      <text:p text:style-name="Preformatted_20_Text">\subsubsection{ใบอนุญาตแบบอื่นๆ}</text:p>
      <text:p text:style-name="Preformatted_20_Text"/>
      <text:p text:style-name="Preformatted_20_Text">ในขณะที่ลินุกซ์เคอร์เนลใช้ใบอนุญาตแบบ GPL, โปรแกรมต่างๆที่นำมารวมเข้าเป็นระบบใช้งานไม่จำเป็นต้องใช้ใบอนุญาตแบบ GPL ก็ได้. โปรแกรมที่ใช้กับลินุกซ์เคอร์อาจจะใช้ใบอนุญาตแบบอื่นๆ \cite{license} ตามตัวอย่างที่แสดงในตารางที่ \ref{tab:license}.</text:p>
      <text:p text:style-name="Preformatted_20_Text"/>
      <text:p text:style-name="Preformatted_20_Text">\begin{table}</text:p>
      <text:p text:style-name="Preformatted_20_Text">\center</text:p>
      <text:p text:style-name="Preformatted_20_Text">\caption{ตัวอย่างประเภทของใบอนุญาตต่างๆแบ่งตามความเสรี}</text:p>
      <text:p text:style-name="Preformatted_20_Text">\medskip</text:p>
      <text:p text:style-name="Preformatted_20_Text">\label{tab:license}</text:p>
      <text:p text:style-name="Preformatted_20_Text">\begin{tabular}{p{.4\linewidth}p{.5\linewidth}}</text:p>
      <text:p text:style-name="Preformatted_20_Text">\hline</text:p>
      <text:p text:style-name="Preformatted_20_Text">\multicolumn{1}{c}{ประเภทของใบอนุญาต} &amp; <text:s/>\multicolumn{1}{c}{ตัวอย่าง}\\</text:p>
      <text:p text:style-name="Preformatted_20_Text">\hline</text:p>
      <text:p text:style-name="Preformatted_20_Text">GPL-Compatible Free Software Licenses &amp; GPL, LGPL, Public Domain, X11 License, BSD (modified)\\</text:p>
      <text:p text:style-name="Preformatted_20_Text">GPL-Incompatible, Free Software Licenses &amp; BSD (original), Open Software License, Apache License, Mozilla Public License (MPL), Q Public License (QPL), PHP License\\</text:p>
      <text:p text:style-name="Preformatted_20_Text">Non-Free Software Licenses &amp; Open Public License, Aladdin Free Public License, Microsoft's Shared Source License\\</text:p>
      <text:p text:style-name="Preformatted_20_Text">\hline</text:p>
      <text:p text:style-name="Preformatted_20_Text">\end{tabular}</text:p>
      <text:p text:style-name="Preformatted_20_Text">\end{table}</text:p>
      <text:p text:style-name="Preformatted_20_Text"/>
      <text:p text:style-name="Preformatted_20_Text">\subsection{สิทธิบัตร}</text:p>
      <text:p text:style-name="Preformatted_20_Text">{\em สิทธิบัตร (patent)}\index{general}{สิทธิบัตร}\index{general}{patent|see{สิทธิบัตร}} คือหนังสือสำคัญที่ออกให้เพื่อคุ้มครองการประดิษฐ์ หรือการออกแบบผลิตภัณฑ์. การประดิษฐ์นี้รวมถึงกรรมวิธีซึ่งได้แก่ขั้นตอนวิธี (algorithm) ด้วย. หมายความว่าถ้ามีใครไปจดสิทธิบัตรขั้นตอนวิธีใดๆก่อนแล้วผู้พัฒนาซอฟต์แวร์ใช้ขั้นตอนเดียวกันในการสร้างซอฟต์แวร์ไม่ว่าจะคิดเองหรือไม่ต้องขออนุญาตหรือจ่ายค่าตอบแทนกับผู้ที่จดสิทธิบัตรนั้นก่อน. </text:p>
      <text:p text:style-name="Preformatted_20_Text"/>
      <text:p text:style-name="Preformatted_20_Text">ปัญหาของสิทธิบัตรกับการพัฒนาซอฟต์แวร์เสรีมีหลายกรณี. สมมติว่าบริษัทบางแห่งจดสิทธิบัตรไว้และนักพัฒนาซอฟต์แวร์เสรีสร้างซอฟต์แวร์อันหนึ่งซึ่งไปตรงกันเนื้อหาของสิทธิบัตรนั้น. บริษัทที่เป็นเจ้าของสิทธิบัตรอาจจะรู้ว่าซอฟต์แวร์ที่นักพัฒนาซอฟต์แวร์นั้นสร้างใช้วิธีการเดียวกับที่บริษัทจดสิทธิบัตรไว้ แต่บริษัทไม่ฟ้องร้องทันที. บริษัทอาจจะเก็บเรื่องเงียบและถ้าซอฟต์แวร์ที่พาดพิงเนื้อหาสิทธิบัตรของตัวเองเกิดได้รับความนิยมมีคนใช้มาก, บริษัทค่อยเริ่มฟ้องร้องหรือเรียกเก็บค่าตอบแทนจากผู้ใช้หรือผู้สร้างซอฟต์แวร์นั้นๆก็ได้. วิธีนี้เองเป็นวิธีทำรายได้อย่างหนึ่งซึ่งไม่เป็นธรรมเท่าไรนักแต่ก็ยังมีคนทำโดยเฉพาะในสหรัฐอเมริกาเพราะสำนักงานจดสิทธิบัตรได้รายได้จากการจดสิทธิบัตร. ถ้ามีคนจดสิทธิบัตรมากเท่าไรก็ได้รายได้มากเท่านั้น. </text:p>
      <text:p text:style-name="Preformatted_20_Text"/>
      <text:p text:style-name="Preformatted_20_Text">ปัญหาเกี่ยวกับสิทธิบัตรอีกอย่างได้แก่การจดสิทธิบัตรกรรมวิธีในการกระทำอย่างใดอย่างหนึ่งที่ใครๆก็คิดได้. ตัวอย่างเช่น Amazon.com ร้านขายหนังสือบนอินเทอร์เน็ตรายใหญ่ได้จดสิทธิบัตรเกี่ยวกับขั้นตอนการซื้อของบนอินเทอร์เน็ตโดยกดปุ่มหนึ่งที (one-click purchasing) \cite{amazonpatent} ซึ่งขั้นตอนนี้เป็นสิ่งที่จำเป็นในการซื้อขายของการอินเทอร์เน็ตและใครๆก็คิดได้. </text:p>
      <text:p text:style-name="Preformatted_20_Text"/>
      <text:p text:style-name="Preformatted_20_Text"/>
      <text:p text:style-name="Preformatted_20_Text"/>
      <text:p text:style-name="Preformatted_20_Text">\section{ซอฟต์แวร์เสรี}</text:p>
      <text:p text:style-name="Preformatted_20_Text">ต้องทำความเข้าใจอีกเล็กน้อยว่า GPL คือใบอนุญาตไม่ใช่ซอฟต์แวร์. \emph{free software} \cite{fsf,freesoftware} หรือภาษาไทยใช้คำว่า{\em ซอฟต์แวร์เสรี}%</text:p>
      <text:p text:style-name="Preformatted_20_Text">\mymemo{คำแปรภาษาไทยที่สื่อความหมายคำว่า free sotfware ได้แก่คำว่า{\em ซอฟต์แวร์เสรี}. ไม่ควรใช้ทับศัพท์ว่าฟรีซอฟต์แวร์เพราะเกิดความสับสนได้ง่าย. เสรีในที่นี้ยังหมายถึงเสรีที่มีขอบเขต. ไม่ใช่เสรีที่อยากจะทำอะไรก็ทำได้.}%</text:p>
      <text:p text:style-name="Preformatted_20_Text">\index{general}{ซอฟต์แวร์เสรี}, ฟรีในที่นี้คืออิสระเสรีไม่เกี่ยวกับราคา. กล่าวคือผู้ใช้มีอิสระที่จะกระทำการ (run), ทำสำเนา (copy), แจกจ่าย (distribute), ศึกษา, ปรับปรุงเปลี่ยนแปลงซอฟต์แวร์. แบ่งความเป็นอิสระได้หลายระดับคือ:</text:p>
      <text:p text:style-name="Preformatted_20_Text"><text:soft-page-break/>\begin{itemize}</text:p>
      <text:p text:style-name="Preformatted_20_Text">\item อิสระระดับที่ 0: อิสระที่ผู้ใช้สามารถใช้ซอฟต์แวร์ไม่ว่าในกรณีหรือโอกาสใดๆ</text:p>
      <text:p text:style-name="Preformatted_20_Text">\item อิสระระดับที่ 1: อิสระในการศึกษาการทำงานของซอฟต์แวร์, เปลี่ยนแปลงแก้ไขซอฟต์แวร์ตามที่ต้องการ. หมายความว่ารหัสต้นฉบับเปิดเผยต่อผู้ที่ต้องการ.</text:p>
      <text:p text:style-name="Preformatted_20_Text">\item อิสระระดับที่ 2: อิสระในการแจกจ่ายซอฟต์แวร์ให้ผู้อื่นๆ.</text:p>
      <text:p text:style-name="Preformatted_20_Text">\item อิสระระดับที่ 3: อิสระในการปรับปรุงซอฟต์แวร์ให้ดีขึ้น, แจกจ่ายสู่สาธารณะชนได้เพื่อให้ได้รับประโยชน์ของการปรับปรุงร่วมกัน. การที่จะบรรลุจุดประสงค์นี้, รหัสต้นฉบับต้องเปิดเผยด้วย.</text:p>
      <text:p text:style-name="Preformatted_20_Text">\end{itemize} </text:p>
      <text:p text:style-name="Preformatted_20_Text">ซอฟต์แวร์ที่จะเรียกได้ว่าเป็นซอฟต์แวร์เสรี (free software) ต้องมีองค์ประกอบข้างต้นทั้งหมดครบ. อีกประการหนึ่งคือ free software ไม่ได้หมายความว่าไม่มีราคา. อาจจะมีการขายเป็นสินค้าก็ได้และเป็นซอฟต์แวร์เสรี (free software) ได้ถ้ามีคุณสมบัติทั้งหมดที่กล่าวไปแล้ว.</text:p>
      <text:p text:style-name="Preformatted_20_Text"/>
      <text:p text:style-name="Preformatted_20_Text"/>
      <text:p text:style-name="Preformatted_20_Text"/>
      <text:p text:style-name="Preformatted_20_Text">\section{โอเพนซอร์ส}</text:p>
      <text:p text:style-name="Preformatted_20_Text"/>
      <text:p text:style-name="Preformatted_20_Text">ถึงแม้ว่าได้มีการกำหนดความหมายของคำว่า free software ไปแล้วก็ตาม, คำว่า ``ฟรี'' ในภาษาอังกฤษมักเป็นสาเหตุให้บุคคลทั่วไปสับสนได้ง่าย. ตัวอย่างเช่นโปรแกรมบางอย่างแจกฟรีแต่ผู้ใช้ไม่สามารถดูหรือศึกษารหัสต้นฉบับได้. บางโปรแกรมเรียกกันว่า ``ฟรี'' เพราะเป็น{\em สาธารณะสมบัติ (pulic domain)}. Public domain หมายถึงการไม่มี{\em ลิขสิทธิ์ (copyright)}\index{general}{ลิขสิทธิ์}\index{general}{copyright|see{ลิขสิทธิ์}} คุ้มครอง, ผู้ใช้สามารถทำอะไรก็ได้ซึ่งบางกรณีไม่ใช่ผลดีเสมอไป. บางโปรแกรม ``ฟรี'' แต่ฟรีเฉพาะบุคคลบางกลุ่มหรือการใช้ที่ไม่ใช่การพาณิชย์. ความสับสนต่างๆเหล่านี้ทำให้เกิดการใช้คำว่า{\em โอเพนซอร์ส (open source)}\index{general}{โอเพนซอร์ส} แทนคำว่า free software. </text:p>
      <text:p text:style-name="Preformatted_20_Text"/>
      <text:p text:style-name="Preformatted_20_Text">ซอฟต์แวร์ที่จะเรียกได้ว่าเป็นโอเพนซอร์สนั้นต้องประกอบด้วยข้อกำหนดหลายอย่างที่กำหนดโดย Open Source Initiative \cite{osi}.%</text:p>
      <text:p text:style-name="Preformatted_20_Text">%\marginpar{\includegraphics[scale=0.8]{osi.eps}}</text:p>
      <text:p text:style-name="Preformatted_20_Text">\mymemo{Open Source Initiative (OSI) เป็นองค์กรณ์ที่ไม่หวังผลกำไรมีจุดประสงค์ช่วยส่งเสริมสนับสนุนซอฟต์แวร์แบบโอเพนซอร์ส. มีการออกใบรับรองซอฟต์แวร์โอเพนซอร์ส, ให้รางวัล เป็นต้น.} ตัวอย่างเช่นซอฟต์แวร์โอเพนซอร์สต้องแจกจ่ายได้เสรี, ไม่กีดกันบุคคลใดบุคคลหนึ่งไม่ว่าจะเป็นเชื้อชาติหรืออื่นๆ. สามารถเอาไปใช้ในงานใดก็ได้โดยไม่กีดกัน. เปิดเผยรหัสต้นฉบับเป็นต้น. ผู้อ่านสามารถอ่านคำจัดกัดความของโอเพนซอร์สโดยละเอียดเพิ่มเติมได้จากเว็บไซด์ของ Open Source Initiative.</text:p>
      <text:p text:style-name="Preformatted_20_Text"/>
      <text:p text:style-name="Preformatted_20_Text"/>
      <text:p text:style-name="Preformatted_20_Text">\section{ธรรมชาติและคุณลักษณะของลินุกซ์}</text:p>
      <text:p text:style-name="Preformatted_20_Text"/>
      <text:p text:style-name="Preformatted_20_Text">\begin{description}</text:p>
      <text:p text:style-name="Preformatted_20_Text">\item[เปิดเผยและให้อิสระแก่ผู้ใช้]\mbox{}\\</text:p>
      <text:p text:style-name="Preformatted_20_Text">เนื่องจากลินุกซ์ใช้ใบอนุญาตแบบ GPL ผู้ใช้จึงมีสิทธิ์ที่จะทำสำเนา, ศึกษารหัสต้นฉบับ, แก้ไขรหัสต้นฉบับตามที่ต้องการตราบเท่าที่รหัสต้นฉบับที่เปลี่ยนแปลงเปิดเผยต่อสาธารณะ. ลินุกซ์สามารถดาว์นโหลดได้จากอินเทอร์เน็ต, หรือก๊อบปี้แจกจ่ายซื้อขายได้ในรูปแบบของสื่อต่างๆเช่น CDROM เป็นต้น. ในกรณีที่ไม่สะดวกดาว์นโหลดจากอินเทอร์เน็ต, ผู้ใช้สามารถเลือกซื้อ CDROM ดิสทริบิวชันที่ทำสำเร็จแล้วจากผู้ผลิตดิสทริบิวชันโดยตรง.</text:p>
      <text:p text:style-name="Preformatted_20_Text"/>
      <text:p text:style-name="Preformatted_20_Text"/>
      <text:p text:style-name="Preformatted_20_Text">\item[พึ่งตนเองก่อนขอความช่วยเหลือจากผู้อื่น]\mbox{}\\</text:p>
      <text:p text:style-name="Preformatted_20_Text">การแก้ปัญหาหรือข้อสงสัยที่เกิดจากลินุกซ์โดยพื้นฐานแล้วผู้ใช้ต้องพึ่งตนเองเป็นหลัก. เนื่องจากลินุกซ์สร้างจากกลุ่มคนบนอินเทอร์เน็ตไม่ใช่สินค้าที่สร้างพัฒนาโดยบริษัทใดบริษัทหนึ่ง, จึงเป็นการยากที่จะรับประกันหรือสนับสนุนการใช้งาน (support) ได้อย่างเต็มที่. ผู้ใช้ควรจะตระหนักอยู่เสมอว่าต้องพึ่งตนเองก่อนเวลาเจอปัญหาหรือข้อสงสัยในการใช้งาน. ผู้ใช้อาจจะต้องหาข้อมูลจากหนังสือหรืออินเทอร์เน็ต, คู่มือการใช้งานเอง. ถ้าไม่สามารถแก้ปัญหาได้หรือหาคำตอบไม่เจอก็อาจจะถามผู้รู้หรือผู้ใช้งานคนอื่นทาง mailing list, webboard, newsgroup ฯลฯ ประกอบกับข้อมูลที่ตนเองหาไว้. </text:p>
      <text:p text:style-name="Preformatted_20_Text"/>
      <text:p text:style-name="Preformatted_20_Text">\item[ประสิทธิภาพ]\mbox{}\\</text:p>
      <text:p text:style-name="Preformatted_20_Text">ลินุกซ์เป็นระบบปฏิบัติการที่{\em เสถียร (stable)} และมี {\em ดาว์นไทม์ (downtime)} ต่ำ. รหัสต้นฉบับของระบบปฏิบัติการได้รับการตรวจสอบและทดลองอย่างดีก่อนที่จะ{\em รีลีส (release)} ในแต่ละเวอร์ชั่น. แน่นอนว่าไม่มีอะไรที่สมบูรณ์แบบ, เคอร์เนลหรือโปรแกรมใช้งานบางอย่างอาจจะมีช่องโหว่หลังจากออกประกาศใช้. โดยทั่วไปช่องโหว่หรือข้อผิดพลาดเหล่านี้จะถูกรายงานต่อผู้พัฒนาและแก้ไขในรุ่นถัดไป. ถ้าเป็นช่องโหว่ที่เกี่ยวกับความปลอดภัยของระบบอย่างร้ายแรงก็อาจจะ<text:soft-page-break/>ได้รับการแก้ไขอย่างรวดเร็วแล้วแต่กรณี.</text:p>
      <text:p text:style-name="Preformatted_20_Text"/>
      <text:p text:style-name="Preformatted_20_Text">\item[ใช้งานได้หลายระดับ]\mbox{}\\</text:p>
      <text:p text:style-name="Preformatted_20_Text">ลินุกซ์สามารถใช้งานได้กับคอมพิวเตอร์หลายระดับตั้งแต่งานเดกสท็อปที่เน้น GUI, จนถึงระดับเซิฟเวอร์ที่เน้นความเสถียรและความสะดวกในการปรับแต่งทาง {\em CUI (Command Line User Interface)}.</text:p>
      <text:p text:style-name="Preformatted_20_Text">ลินุกซ์ไม่เพียงแค่ใช้ได้กับคอมพิวเตอร์ส่วนบุคคลเท่านั้น, ลินุกซ์ยังสามารถใช้ใน{\em ระบบเอ็มเบ็ด (embedded system)} ซึ่งหน่วยความจำมีขนาดเล็กและจำกัด. </text:p>
      <text:p text:style-name="Preformatted_20_Text"/>
      <text:p text:style-name="Preformatted_20_Text">\item[การใช้งานร่วมกับระบบปฏิบัติการอื่นๆ]\mbox{}\\</text:p>
      <text:p text:style-name="Preformatted_20_Text">ลินุกซ์สามารถอ่านข้อมูลที่บันทึกในดิกส์โดยระบบปฏิบัติการเช่น <text:s/>MS-DOS, Microsoft Windows, SVR4, OS/2, Mac, Solaris ได้. ทางด้านเน็ตเวอร์ก, ลินุกซ์สนับสนุน{\em เน็ตเวิร์กเลเยอร์ (network layer) }หลายประเภทเช่น {\em อีเทอร์เน็ต (Ethernet)}, <text:s/>FDDI, Token ring ฯลฯ. สามารถรัน{\em โปรแกรมไบนารี (Binary Program)} ของ DOS หรือ <text:s/>MicroSoft Windows ได้โดยผ่านเอมูเลเตอร์เช่น <text:s/>VMWare.</text:p>
      <text:p text:style-name="Preformatted_20_Text"/>
      <text:p text:style-name="Preformatted_20_Text">\item[ยึดมาตรฐาน]\mbox{}\\</text:p>
      <text:p text:style-name="Preformatted_20_Text">ลินุกซ์เป็นระบบปฏิบัติการที่ร่วมสร้างโดยคนหลายบนอินเทอร์เน็ต, เพราะฉะนั้นมาตรฐานต่างๆเป็นสิ่งจำเป็นเพื่อให้การพัฒนาระบบดำเนินไปในแนวเดียวกัน. มาตรฐานดังกล่าวเป็นที่เปิดเผยและยอมรับกันทั่วไปเช่น <text:s/>POSIX, {\em เน็ตเวอร์กโปรโตคอล (network protocol)}%</text:p>
      <text:p text:style-name="Preformatted_20_Text">\myvocab{p}{protocol}{\emph{โปรโตคอล}. คือข้อตกลง, วิธีการในการกระทำการอย่างใดอย่างหนึ่ง. เช่น HTTP protol เป็นข้อตกลง, วิธี} ต่างๆเป็นต้น.</text:p>
      <text:p text:style-name="Preformatted_20_Text">\end{description}</text:p>
      <text:p text:style-name="Preformatted_20_Text"/>
      <text:p text:style-name="Preformatted_20_Text"/>
      <text:p text:style-name="Preformatted_20_Text">\section{ดิสทริบิวชัน}\index{general}{distribution@Distribution|see{ดิสทริบิวชัน}}</text:p>
      <text:p text:style-name="Preformatted_20_Text"/>
      <text:p text:style-name="Preformatted_20_Text">จากที่กล่าวไปแล้วข้างต้นว่าลินุกซ์ในความหมายทั่วไปหมายถึงการนำเคอร์เนลและโปรแกรมต่างๆมารวมกันเป็นระบบ. การนำเคอร์เนลและโปรแกรมต่างๆมารวมกันแล้วแจกจ่าย (distribute) เพื่อความสะดวกของผู้ใช้นี้เรียกว่า{\em ดิสทริบิวชัน (distribution)}. ดิสทริบิวชันบางค่ายก็เป็นเชิงพาณิชย์, บางค่ายก็สร้างโดยอาสาสมัครโดยไม่หวังผลประโยชน์. ถึงแม้บางค่ายจะเป็นดิสทริบิวชันเชิงพาณิชย์ก็ตาม, โดยส่วนใหญ่แล้วผู้ใช้สามารถดาว์นโหลดได้โดยไม่เสียค่าใช้จ่ายให้ดิสทริบิวชันเหล่านั้น. </text:p>
      <text:p text:style-name="Preformatted_20_Text"/>
      <text:p text:style-name="Preformatted_20_Text">ดิสทริบิวชั่นแต่ละค่ายมีความแตกต่างกันในรายละเอียด เช่นรูปร่างหน้าตาเดกสท็อป, ความยากง่ายของ{\em โปรแกรมติดตั้ง (installer)}, {\em ระบบจัดการแพ็กเกจ (package management)}, เพิ่มเติมซอฟต์แวร์เชิงพาณิชย์แถมเป็นต้น. แต่สิ่งที่ทุกค่ายเหมือนกันคือหัวใจของดิสทริบิวชันใช้ลินุกซ์เคอร์เนลเป็นระบบปฏิบัติพื้นฐาน, รวบรวมซอฟต์แวร์เสรีต่างๆให้เป็นระบบใช้งาน. </text:p>
      <text:p text:style-name="Preformatted_20_Text"/>
      <text:p text:style-name="Preformatted_20_Text">หลังจากที่นาย Linus ประกาศระบบปฏิบัติการที่เขาสร้างขึ้นผ่านทางนิวส์กรุปแล้ว, ในราวปี ค.ศ.1993 Soft Landing Software (SLS) โดยนาย Peter McDonald ก็เริ่มสร้างดิสทริบิวชันเป็นเจ้าแรกๆ.\mymemo{จากประวัติศาสตร์ที่ผู้เขียนค้นคว้ามาไม่สามารถระบุได้แน่ชัดว่าดิสทริบิวชันค่ายแรกเริ่มเมื่อใดและใครเป็นผู้สร้าง} ดิสทริบิวชันอื่นในช่วงต้นๆค่ายอื่นได้แก่ Yggdrasil ซึ่งทั้ง SLS และ Yggdrasil ไม่เป็นที่นิยมในปัจจุบัน. ดิสทริบิวชันที่เรียกว่าประสบความสำเร็จและเป็นที่รู้จักกันอย่างแพร่หลายในปัจจุบันได้แก่ Slackware, Red Hat, Debian เป็นต้น.</text:p>
      <text:p text:style-name="Preformatted_20_Text"/>
      <text:p text:style-name="Preformatted_20_Text"/>
      <text:p text:style-name="Preformatted_20_Text">\subsection{{\latintext Slackware}}\index{general}{slackware@Slackware}%\marginpar{\includegraphics[scale=0.35]{slackware_logo.eps}}</text:p>
      <text:p text:style-name="Preformatted_20_Text"/>
      <text:p text:style-name="Preformatted_20_Text">SLS เป็นดิสทริบิวชันค่ายแรกๆแต่ก็ยังเป็นเรื่องยากสำหรับผู้ใช้ทั่วไปที่ติดตั้งและเริ่มต้นใช้ลินุกซ์. นาย Patrick Volkerding\index{general}{patrick volkerding@Patrick Volkerding} เป็นผู้ที่แก้จุดอ่อนเหล่านี้และสร้างดิสทริบิวชันที่มีชื่อว่า {\em Slackware}\index{general}{slackware@Slackware} ขึ้นมาในราวเดือนมิถุนายน ค.ศ.1993. ในเวลาต่อมาดิสทริบิวชันนี้ก็กลายเป็นต้นแบบดิสทริบิวชั่นของค่ายอื่นๆต่อมา. Slackware เน้นความเรียบง่ายของระบบและคำนึงถึงการใช้งาน. โปรแกรมต่างๆที่รวมอยู่ในดิสทริบิวชั่นนี้แพ็กอย่างง่ายๆด้วยโปรแกรม \cmd{tar} และ \cmd{gzip}.</text:p>
      <text:p text:style-name="Preformatted_20_Text"/>
      <text:p text:style-name="Preformatted_20_Text"/>
      <text:p text:style-name="Preformatted_20_Text">\subsection{{\latintext Red Hat}}\index{general}{redhat@Red Hat}%\marginpar{\includegraphics[scale=0.65]{redhat_logo.eps}}</text:p>
      <text:p text:style-name="Preformatted_20_Text"/>
      <text:p text:style-name="Preformatted_20_Text"><text:soft-page-break/>ในราวปี ค.ศ.1994 \cite{redhathist}, Red Hat เป็นดิสทริบิวชันเชิงพาณิชย์แรกๆที่โปรแกรมติดตั้งใช้ง่ายและเป็น {\em Graphical User Interface (GUI)}. ด้วยเหตุนี้เองที่ทำให้ Red Hat เป็นที่นิยมกันอย่างแพร่หลาย. Red Hat มีจุดเด่นที่{\em การจัดการแพ็กเกจ (Package Management)}, โปรแกรมติดตั้งและ{\em โปรแกรมช่วยควบคุมระบบ (System Management Utilities)}. </text:p>
      <text:p text:style-name="Preformatted_20_Text"/>
      <text:p text:style-name="Preformatted_20_Text">Red Hat ใช้โปรแกรมจัดการแพ็กเกจที่เรียกว่า {\em RPM (Red Hat Package Management)}\index{general}{rpm@RPM|see{Red Hat Package Management}}.\index{general}{redhat package management@Red Hat Package Management} ผู้ใช้สามารถติดตั้งโปรแกรมที่มาในรูปของไฟล์ \cmd{.rpm}. โปรแกรม {\latintext\cmd{rpm}} จะจัดการติดตั้ง{\em ไบนารีไฟล์ (binary file)}, ไฟล์ที่เกี่ยวข้องกับตัวโปรแกรม, คู่มือการใช้งานที่อยู่ในไฟล์ {\latintext\cmd{.rpm}} ไปไว้ในไดเรกทอรี่ที่เหมาะสม. หลักจากที่ติดตั้งไฟล์ต่างๆแล้ว {\latintext\cmd{rpm}} จะ{\em ปรับแต่ง (configure)} ตัวโปรแกรมให้ให้เข้ากับระบบคอมพิวเตอร์และบันทึกข้อมูลที่เกี่ยวกับโปรแกรมนั้นๆใน{\em ฐานข้อมูลการจัดการแพ็กเกจ (Package Management Database)}. ผู้ใช้สามารถ{\em อันอินสตอลล์ (uninstall)} โปรแกรมที่ไม่ต้องการออกจากระบบได้อย่างง่ายดายด้วยโปรแกรม {\latintext\cmd{rpm}} เช่นกัน. ระบบจัดการแพ็กเกจจะลบโปรแกรมและไฟล์ต่างๆที่เกี่ยวข้องให้โดยอัตโนมัติ.</text:p>
      <text:p text:style-name="Preformatted_20_Text">โปรแกรมติดตั้งที่ใช้เป็น GUI ซึ่งสะดวกต่อผู้ที่เริ่มใช้หรือติดตั้งลินุกซ์. หลังจากที่ติดตั้งลินุกซ์แล้ว, ผู้ใช้สามารถปรับแต่งระบบได้ตามที่ต้องการโดยอาศัยยูทิลิตี้โปรแกรมต่างๆ.</text:p>
      <text:p text:style-name="Preformatted_20_Text"/>
      <text:p text:style-name="Preformatted_20_Text">Red Hat เป็นดิสทริบิวเชิงพาณิชย์แต่ในขณะเดียวกันอนุญาติให้ผู้ใช้หรือใครก็ได้ดาว์นโหลดทั้งรหัสต้นฉบับ, โปรแกรมติดตั้ง, และแพ็กเกจไบนารีต่างๆ และมีบริการแก้ไขแพ็กเกจที่มีข้อบกพร่องแจกจ่ายด้วย. กล่าวคือผู้ที่ต้องใช้ Red Hat ไม่จำเป็นต้องซื้อแผ่นซีดีจาก Red Hat ก็สามารถใช้ Red Hat ได้, ถ้า Red Hat ที่ใช้อยู่มีช่องโหว่เกี่ยวกับความปลอดภัยก็สามารถอัปเดทแพ็กเกจได้โดยไม่เสียค่าใช้จ่าย. </text:p>
      <text:p text:style-name="Preformatted_20_Text"/>
      <text:p text:style-name="Preformatted_20_Text">เมื่อปลายปี ค.ศ. 2003 ทาง Red Hat \cite{eol} ได้ประกาศการหมดอายุ (end of life) ของ Red Hat Linux 7.1, 7.2, 7.3 และ 8.0. การประกาศมีเนื้อหาเกี่ยวกับการหยุดให้บริการอัปเดท, หยุดการให้บริการ, หยุดการสร้างแพ็กเกจแก้ไขข้อบกพร่องของ Red Hat Linux รุ่นที่ต่ำกว่า 8.0 ภายในสิ้นปี ค.ศ. 2003. และ Red Hat Linux 9 จะหมดอายุขัยภายในเดือนเมษายนปี ค.ศ. 2004. ผู้ใช้ที่ต้องการใช้และบริการอัปเดทต่างๆของ Red Hat ต้องใช้ Red Hat Enterprise Linux ซึ่งจะไม่แจกจ่ายแพ็กเกจไบนารีหรือโปรแกรมติดตั้งต่างๆทางอินเทอร์เน็ต. Red Hat หันมาเน้นธุรกิจทางด้านการให้บริการมากกว่าการขายตัวแพ็กเกจ. ผู้ที่ต้องการใช้ Red Hat Enterprise Linux ต้องเข้าระบบบริการของ Red Hat ซึ่งจะมีหลายระดับตั้งแต่บริการแพ็กเกจแก้ไขโปรแกรมหากมีข้อบกพร่อง, ติดต่อสอบถามทางโทรศัพท์, หรือบริการถึงที่ ฯลฯ \cite{rhel}.</text:p>
      <text:p text:style-name="Preformatted_20_Text"/>
      <text:p text:style-name="Preformatted_20_Text">นอกจาก Red Hat Enterprise Linux แล้ว Red Hat ยังเป็นแกนนำสนับสนุนพัฒนาดิสทริบิวชันใหม่ในชื่อ Fedora \cite{fedora} ซึ่งเปิดกว้างให้ผู้สนใจช่วยกันพัฒนาเป็นดิสทริบิวชันเสรีแทน Red Hat Linux ที่หมดอายุไป.</text:p>
      <text:p text:style-name="Preformatted_20_Text"/>
      <text:p text:style-name="Preformatted_20_Text"/>
      <text:p text:style-name="Preformatted_20_Text">\subsection{{\latintext Debian GNU/Linux}}\index{general}{debian@Debian}%\marginpar{\includegraphics[scale=0.35]{debian_logo1.eps}\includegraphics[scale=0.35]{debian_logo2.eps}}</text:p>
      <text:p text:style-name="Preformatted_20_Text"/>
      <text:p text:style-name="Preformatted_20_Text">Debian เป็นดิสทริบิวชันที่พัฒนาโดยอาสาสมัครจากทั่วโลกมีชื่อเป็นทางการว่า {\em Debian GNU/Linux}. Debian ถือกำเนิดโดยนาย Ian Murdock เมื่อวันที่ 16 สิงหาคม ค.ศ.1993. นาย Ian ต้องการที่จะทำให้ดิสทริบิวชันที่เขาเริ่มเปิดเผยและมีอุดมการณ์ตามแบบลินุกซ์และ GNU. การสร้างดิสทริบิวชันนี้ได้รับทุนจาก Free Software Foundation เป็นเวลาหนึ่งปีตั้งแต่เดือนพฤศจิกายนปี ค.ศ.1994 ถึงเดือนพฤศจิกายนปีถัดไป \cite{debianhistory}. ชื่อของ Debian (Deb-ian) มาจากชื่อของภรรยาเขาที่มีชื่อว่า Deborah และชื่อของเขาเอง Ian รวมกันเป็นชื่อดิสทริบิวชัน.</text:p>
      <text:p text:style-name="Preformatted_20_Text"><text:s/></text:p>
      <text:p text:style-name="Preformatted_20_Text">จุดเด่นของ Debian คือเป็นดิสทริบิวชันที่ไม่หวังผลกำไร, เปิดเผยและให้โอกาสกับนักพัฒนาทุกคนที่สนใจร่วมพัฒนาดิสทริบิวชัน. มีโปรแกรมอำนวยความสะดวกที่เกี่ยวกับการจัดการแพ็กเกจดีเยี่ยมได้แก่ \underline{A}dvanced \underline{P}ackage Managemen\underline{t} หรือเรียกสั้นๆว่า APT.\mymemo{โปรแกรมจัดการแพ็กเกจหลักของระบบจัดการแพ็กเกจ APT ได้แก่ \cmd{apt-get}, \cmd{apt-cache} ฯลฯ.} สิ่งที่เป็นอุปสรรคสำหรับผู้ใช้ใหม่ได้แก่การติดตั้งซึ่งโปรแกรมติดตั้งจะเป็นเมนูแบบเท็กซ์โหมดและในขณะติดตั้งจะมีการถามคำถามเกี่ยวกับการปรับแต่งโปรแกรมต่างๆที่เลือกติดตั้งด้วย. ถ้าผู้ใช้ที่ไม่คุ้นเคยกับลินุกซ์อาจจะไม่เข้าใจทำให้ไม่สามารถตอบคำถามได้เหมาะสม. อย่างไรก็ตามผู้ที่ใช้ Debian มักจะติดตั้งตัวระบบปฏิบัติการเพียงครั้งเดียวและใช้ระบบจัดการแพ็กเกจ APT อัปเกรดระบบปฏิบัติการให้ทันสมัยอยู่เสมอ. ผู้ใช้ไม่จำเป็นต้องติดตั้งระบบทั้งหมดใหม่เมื่อ Debian ประกาศออกตัวรุ่นล่าสุด. </text:p>
      <text:p text:style-name="Preformatted_20_Text"/>
      <text:p text:style-name="Preformatted_20_Text">เมื่อติดตั้ง Debian แล้วผู้ใช้สามารถเลือกประเภทของ Debian ตามการใช้งานได้สามแบบได้แก่</text:p>
      <text:p text:style-name="Preformatted_20_Text">\begin{description}</text:p>
      <text:p text:style-name="Preformatted_20_Text">\item[Stable] \mbox{}\\</text:p>
      <text:p text:style-name="Preformatted_20_Text">เป็นระบบที่รวบรวมแพ็กเกจซอฟต์แวร์ต่างๆที่เสถียรและมีการรับรองเป็นทางการจากทีม Debian หากมีจุดบกพร่องด้านความ<text:soft-page-break/>ปลอดภัยหรือข้อผิดพลาดอื่นๆ, จะมีการออกแพ็กเกจอัปเดทแก้ไขให้. คำว่า\emph{เสถียร (stable)} ในที่นี้หมายถึงซอฟต์แวร์แพ็กเกจต่างๆที่อยู่ในระบบได้รับการทดสอบ, ตรวจสอบอย่างถี่ถ้วนก่อนจะรวมแพ็กเกจนั้นๆรวมเป็นระบบ. ทำให้แพ็กเกจที่อยู่ในระบบ stable มีข้อบกพร่องหรือ\emph{บั๊ก (bug)} %</text:p>
      <text:p text:style-name="Preformatted_20_Text">\myvocab{b}{bug}{\emph{บั๊ก}, \emph{ข้อบกพร่อง}. ข้อบกพร่องของซอฟต์แวร์หลังจากที่เจ้าของซอฟต์แวร์นั้นประกาศออกตัวซอฟต์แวร์นั้น}%</text:p>
      <text:p text:style-name="Preformatted_20_Text">น้อยที่สุด. ถ้ามีการพบข้อผิดพลาดอย่างร้ายแรงเช่นข้อผิดพลาดด้านความปลอดภัยของตัวซอฟต์แวร์ก็จะมีการออกแพ็กเกจอัปเกรดที่ได้รับการแก้ไขแล้วโดยที่เลขรุ่นหลักของซอฟต์แวร์ที่ใช้ยังเป็นรุ่นเดิม, ไม่ใช่การเปลี่ยนแพ็กเกจไปใช้รุ่นใหม่. ในกรณีนี้มีข้อดีที่ว่าการใช้งานของซอฟต์แวร์ต่างๆไม่ว่าจะเป็นวิธีการใช้หรือการปรับแต่งยังเหมือนเดิมเพราะเป็นซอฟต์แวร์รุ่นเดิมที่เคยใช้. ดังนั้นระบบแบบ stable จึงเหมาะสำหรับการใช้งานแบบเซิร์ฟเวอร์. </text:p>
      <text:p text:style-name="Preformatted_20_Text"/>
      <text:p text:style-name="Preformatted_20_Text">ในทางกลับกัน, ซอฟต์แวร์ที่เสถียรมีความหมายเป็นนัยว่าซอฟต์แวร์นั้นเป็นรุ่นค่อนข้างเก่า. ซอฟต์แวร์ที่พึ่งออกเผยแพร่ถึงแม้จะมีคุณสมบัติใหม่ๆน่าใช้แต่อาจจะมีข้อบกพร่องซึ่งยังค้นไม่พบอยู่มากจึงถือว่าไม่เสถียร. ด้วยเหตุนี้เองทำให้แพ็กเกจต่างๆที่รวมอยู่ในระบบ stable จึงค่อนข้างเก่าเมื่อเทียบกับระบบแบบอื่น.</text:p>
      <text:p text:style-name="Preformatted_20_Text"/>
      <text:p text:style-name="Preformatted_20_Text">\item[Testing] \mbox{}\\</text:p>
      <text:p text:style-name="Preformatted_20_Text">เป็นระบบที่รวมแพ็กเกจที่ผ่านการทดสอบมาระดับหนึ่งจาก unstable และแพ็กเกจต่างๆเหล่านี้มีข้อบกพร่องหรือบั๊กน้อยพอที่จะเป็นตัวแทนแพ็กเกจที่จะเป็นระบบ stable ต่อไป. ระบบนี้เหมาะสำหรับผู้ที่ต้องการใช้ซอฟต์แวร์รุ่นใหม่ๆและเสถียรระดับหนึ่ง. อาจจะใช้เป็นระบบเดกสท็อปก้ำกึ่งกับเซิร์ฟเวอร์ซึ่งมีความจำเป็นต้องการซอฟต์แวร์รุ่นใหม่ๆแต่ไม่ต้องใหม่มากที่สุด.</text:p>
      <text:p text:style-name="Preformatted_20_Text">\item[Unstable] \mbox{}\\</text:p>
      <text:p text:style-name="Preformatted_20_Text">เป็นระบบที่มีแพ็กเกจใหม่ๆรุ่นล่าสุดซึ่งไม่มีการรับประกันว่าจะใช้ได้ดีตามที่คาดหวัง. บางแพ็กเกจอาจจะยังมีข้อบกพร่องที่ต้องแก้ไข. ระบบนี้มีชื่อว่า unstable ซึ่งแปลความหมายว่า ``ไม่เสถียร'' แต่ก็ไม่ได้หมายความไม่เสถียรจริงๆและใช้งานไม่ได้. ระบบนี้เหมาะสำหรับผู้ที่ต้องการใช้ซอฟต์แวร์รุ่นใหม่ล่าสุดและต้องการทดลองความสามารถใหม่ๆของซอฟต์แวร์นั้นๆ.</text:p>
      <text:p text:style-name="Preformatted_20_Text">\end{description}</text:p>
      <text:p text:style-name="Preformatted_20_Text"/>
      <text:p text:style-name="Preformatted_20_Text">\subsubsection{ชื่อรหัสการพัฒนา}</text:p>
      <text:p text:style-name="Preformatted_20_Text">ระบบแต่ละแบบจะมี{\emph{ชื่อรหัสการพัฒนา (code name)}\gindex{code name}\gindex{ชื่อรหัสการพัฒนา} ซึ่งนำมาจากชื่อตัวละครในภาพยนตร์การ์ตูนเรื่อง Toy Story. ปัจจุบันระบบ stable มีชื่อรหัสการพัฒนาว่า Sarge, testing มีชื่อว่า ??? <text:s/>และ unstable มีชื่อว่า Sid. ชื่อรหัสการพัฒนาของ unstable จะไม่เปลี่ยนแปลงและเรียกว่า Sid เสมอ. ส่วนชื่อรหัสการพัฒนาของระบบอื่นๆจะเปลี่ยนไปเรื่อยๆเมื่อมีการเลื่อนขั้นเช่น Sarge เป็นชื่อรหัสการพัฒนาของ testing มาก่อน. เมื่อระบบมีความเสถียรเป็นที่ยอมรับจึงเลื่อนขั้นมาเป็น stable แต่ยังมีชื่อรหัสเป็น Sarge เหมือนเดิม. ส่วน testing จะมีการตั้งชื่อใหม่ต่อไป.</text:p>
      <text:p text:style-name="Preformatted_20_Text"/>
      <text:p text:style-name="Preformatted_20_Text"/>
      <text:p text:style-name="Preformatted_20_Text">\subsection{{\latintext Gentoo}}\index{general}{gentoo@Gentoo}%\marginpar{\includegraphics{gentoo-tiny.eps}}</text:p>
      <text:p text:style-name="Preformatted_20_Text"/>
      <text:p text:style-name="Preformatted_20_Text">Gentoo เป็นดิสทริบิวชันที่ค่อนข้างใหม่ประกาศตัวครั้งแระประมาณเดือนมีนาคมปี ค.ศ.2002. ดิสทริบิวชันนี้มีเอกลักษณ์ที่โดดเด่นแตกต่างจากดิสทริบิวชันอื่นที่ตัวแพ็กเกจเองเป็นรหัสต้นฉบับของซอฟต์แวร์ที่ต้องการติดตั้ง, มีระบบการจัดการแพ็กเกจดีเยี่ยมและมีความยืดหยุ่นสูงในการปรับแต่งระบบ. </text:p>
      <text:p text:style-name="Preformatted_20_Text"/>
      <text:p text:style-name="Preformatted_20_Text">Gentoo มีระบบการควบคุมแพ็กเกจที่เรียกว่า \emph{portage}\mymemo{โปรแกรมจัดการแพ็กเกจหลักของระบบควบคุมแพ็กเกจ Portage ได้แก่ \cmd{emerge} และ \cmd{ebuild}.} \index{general}{portage}ซึ่งได้รับแนวคิดมาจากระบบ port ของยูนิกซ์ BSD. ระบบควบคุมแพ็กเกจนี้สามารถค้นหา, ดาว์นโหลด, แก้ไขความขึ้นกับแพ็กเกจอื่นๆ (package dependency) และติดตั้งแพ็กเกจที่ต้องการได้โดยอัตโนมัติเช่นเดียวกับระบบ APT ของ Debian. แพ็กเกจของ Gentoo ไม่ใช่ตัวโปรแกรม, ไม่ใช่รหัสต้นฉบับแต่เป็นไฟล์สคริปต์บอกว่ารหัสต้นฉบับอยู่ที่ไหน, มีข้อมูลของวิธีคอมไพล์และติดตั้ง. การติดตั้งแพ็กเกจมีขั้นตอนต่างๆได้แก่การดาว์นโหลดรหัสต้นฉบับ, การตรวจสอบความสัมพันธ์กับแพ็กเกจอื่นๆ, คอมไพล์และติดตั้ง. ในช่วงของการคอมไพล์, ผู้ใช้สามารเลือกปรับแต่งค่าต่างๆที่อาจจะมีผลต่อประสิทธิภาพการทำงานเช่นตัวเลือกคอมไพล์ให้เหมาะกับหน่วยประมวลผลข้อมูลที่ใช้, หรือปรับตัวเลือกตอนสร้างของแพ็กเกจนั้นๆให้เหมาะสมตามที่ต้องการได้. </text:p>
      <text:p text:style-name="Preformatted_20_Text"/>
      <text:p text:style-name="Preformatted_20_Text">การจัดการแพ็กเกจแบบนี้อาจจะเสียเวลากับการคอมไพล์ถ้าเป็นแพ็กเกจที่ใหญ่แต่มีข้อดีที่สามารถปรับแต่งแพ็กเกจหรือระบบได้จากรหัสต้นฉบับ. การปรับแต่งได้จากรหัสต้นฉบับต้นฉบับนี่เองที่ต่างจากดิสทริบิวชันอื่นที่แพ็กเกจเป็นไพล์ไบนารีที่คอมไพล์ไว้เรียบร้อยแล้วซึ่งแพ็กเกจไบนารีเหล่านี้สร้างมาสำหรับคอมพิวเตอร์ทั่วไปไม่ได้เฉพาะเจาะจง. </text:p>
      <text:p text:style-name="Preformatted_20_Text"/>
      <text:p text:style-name="Preformatted_20_Text">หลังจากที่ติดตั้ง Gentoo แล้ว, ผู้ใช้สามารถเลือกระบบได้สองประเภทได้แก่</text:p>
      <text:p text:style-name="Preformatted_20_Text">\begin{description}</text:p>
      <text:p text:style-name="Preformatted_20_Text">\item[Stable] \mbox{}\\</text:p>
      <text:p text:style-name="Preformatted_20_Text">เป็นระบบที่รวมแพ็กเกจต่างๆที่เสถียรเหมาะสำหรับการใช้ตั้งแต่เดกสท็อปส่วนบุคคลถึงเซิฟร์เวอร์.</text:p>
      <text:p text:style-name="Preformatted_20_Text"><text:soft-page-break/>\item[Unstable] \mbox{}\\</text:p>
      <text:p text:style-name="Preformatted_20_Text">เป็นระบบที่รวแพ็กเกจที่ใหม่ล่าสุดซึ่งอาจจะมีบั๊กแต่ไม่ได้หมายความใช้งานไม่ได้. ระบบนี้เหมาะสำหรับผู้ที่ต้องใช้ซอฟต์แวร์รุ่นใหม่ล่าสุด, ทดลองความสามารถใหม่ๆของซอฟต์แวร์เป็นต้น.</text:p>
      <text:p text:style-name="Preformatted_20_Text">\end{description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\subsection{{\latintext Fedora}}\index{general}{fedora@Fedora}%\marginpar{\includegraphics[scale=0.9]{fedora_logo.eps}}</text:p>
      <text:p text:style-name="Preformatted_20_Text"/>
      <text:p text:style-name="Preformatted_20_Text">Fedora เดิมเป็นโครงการสร้างแพ็กเกจสำหรับใช้ร่วมกับ Red Hat โดยกลุ่มอาสมัครในอินเทอร์เน็ต \cite{fedora_original}. โครงการนี้เปิดกว้างให้ใครก็ได้ที่สนใจเข้าร่วมโครงการก็ได้โดยไม่หวังผลกำไรคล้ายกับชุมชนของนักพัฒนา Debian แต่ Fedora เป็นดิสทริบิวชันที่มาฐานมาจาก Red Hat.</text:p>
      <text:p text:style-name="Preformatted_20_Text"/>
      <text:p text:style-name="Preformatted_20_Text">ในปีค.ศ.2003, Red Hat ประกาศเลิกสนับสนุน Red Hat ที่แจกจ่ายฟรีโดยเปลี่ยนแนวทางมาสนับสนุน Red Hat ที่เป็นสินค้าจำหน่ายเช่น Red Hat Enterprise โดยที่ผู้ต้องการสนับสนุนจาก Red Hat ต้องเสียค่าใช้จ่าย. เพื่อเป็นการสนับสนุนชุมชนโอเพนซอร์สต่อไป, Red Hat จึงตัดสินใจเลือกโครงการ Fedora ทำเป็นดิสทริบิวชันต่อจาก Red Hat โดยที่ทาง Red Hat เป็นผู้สนับสนุนอย่างเป็นทางการ. </text:p>
      <text:p text:style-name="Preformatted_20_Text"/>
      <text:p text:style-name="Preformatted_20_Text">จุดเด่นของ Fedora ได้แก่การเป็นดิสทริบิวชันสร้างจาก Red Hat แต่เปิดกว้างในการพัฒนานาแก่สาธารณะและนำระบบการจัดการแพ็กเกจชั้นสูงของดิสทริบิวชันอื่นมาใช้ด้วยได้แก่ APT และ \cmd{yum}. โดยสภาพรวมทั่วไปแล้วยังคงเหมือนกับ Red Hat.</text:p>
      <text:p text:style-name="Preformatted_20_Text"/>
      <text:p text:style-name="Preformatted_20_Text"/>
      <text:p text:style-name="Preformatted_20_Text">\subsection{{\latintext Knoppix}}\index{general}{knoppix@Knoppix}%\marginpar{\includegraphics[scale=0.8]{knoppix.eps}}</text:p>
      <text:p text:style-name="Preformatted_20_Text">สำหรับผู้ต้องการลองใช้ลินุกซ์แต่ยังไม่พร้อมที่จะอินสตอลล์ลงในฮาร์ดดิกส์, Knoppix เป็นทางเลือกสำหรับกรณีนี้. Knoppix เป็นแผ่น CD ที่บูตได้, รวบรวมลินุกซ์เคอร์เนลและโปรแกรมเดกสท็อปที่จำเป็นไว้ในแผ่นซีดีแผ่นเดียวโดยมีฐานจาก Debian. แผ่นซีดีนี้สามารถค้นหาฮาร์ดแวร์และอินสตอลล์ไดร์เวอร์ให้โดยอัตโนมัติ. ผู้ใช้เพียงแค่บูตเครื่องคอมพิวเตอร์ด้วยแผ่นซีดี Knoppix ก็จะสามารถใช้โปรแกรมต่างๆบนลินุกซ์เช่น KDE, Mozilla, Gimp ฯลฯ. แผ่นซีดีนี้สามารถใช้เป็นแผ่นทดลองหรือจะใช้เป็นแผ่นซีดีกู้ภัยเครื่องคอมพิวเตอร์ก็ได้ในกรณีที่คอมพิวเตอร์ไม่สามารถบูตจากฮาร์ดดิกส์. บางคนใช้ Knoppix เป็นตัวทดสอบก่อนที่จะซื้อเครื่องคอมพิวเตอร์ว่าใช้ลินุกซ์ได้หรือไม่โดยถือแผ่นซีดีไปลองที่ร้าน.</text:p>
      <text:p text:style-name="Preformatted_20_Text"/>
      <text:p text:style-name="Preformatted_20_Text">ถ้าลองใช้ Knoppix ไปสักระยะหนึ่งแล้วต้องการติดตั้งลงในฮาร์ดิกส์ก็สามารถทำได้โดยสั่งคำสั่ง \cmd{knx-hdinstall} ซึ่งจะแสดงหน้าจอเมนูช่วยแนะนำขั้นตอนต่างๆในการติดตั้ง. เนื่องจาก Knoppix พัฒนาจาก Debian, หลังจากติดตั้งเรียบร้อยแล้วก็สามารถใช้คำสั่ง \cmd{apt-get} และจัดการระบบได้ทุกอย่างเหมือน Debian.</text:p>
      <text:p text:style-name="Preformatted_20_Text"/>
      <text:p text:style-name="Preformatted_20_Text">ช่วงต้นเดือนมีนาคม ค.ศ.2004 คุณ ภัทระ เกียรติเสรี, สมาชิก TLWG ได้ปรับแต่ง Knoppix ให้มีสภาพแวดล้อมเป็นภาษาไทยและใช้ภาษาไทยได้โดยปริยาย \cite{knoppix-th}. นอกจากนี้ยังมีเพิ่มซอฟต์แวร์ภาษาไทยที่น่าใช้ต่างๆด้วยเช่น NECTEC LEXiTEON Dictionary \cite{lexitron}, NECTEC Arnthai OCR software \cite{arnthai}, Thai \LaTeX{} เป็นต้น.</text:p>
      <text:p text:style-name="Preformatted_20_Text"/>
      <text:p text:style-name="Preformatted_20_Text"/>
      <text:p text:style-name="Preformatted_20_Text">\bigskip</text:p>
      <text:p text:style-name="Preformatted_20_Text">นอกจากดิสทริบิวชั่นที่กล่าวแล้ว ยังมีดิสทริบิวชั่นอีกหลายค่ายเช่น <text:s/>Suse, Mandriva\mymemo{ชื่อเดิมของ Mandriva คือ Mandrake}, Turbolinux ฯลฯ. ผู้อ่านสามารถหาข้อมูลเกี่ยวกับดิสทริบิวชันต่างๆได้จากโฮมเพจของ DistroWatch.com \cite{distrowatch} ซึ่งเป็นแหล่งรวมข้อมูลของดิสทริบิวชันต่างๆที่มีอยู่ทั่วโลกตั้งแต่ดิสทริบิวชันค่ายใหญ่จนถึงค่ายเล็ก.</text:p>
      <text:p text:style-name="Preformatted_20_Text">%\begin{figure}</text:p>
      <text:p text:style-name="Preformatted_20_Text">%\plfigure{.5}{distribution.eps}{เปรียบเทียบช่วงเวลารีลีสของเคอร์เนลและดิสทริบิวชั่นค่ายต่างๆ}%{linuxtimeline}</text:p>
      <text:p text:style-name="Preformatted_20_Text">%\end{figure}</text:p>
      <text:p text:style-name="Preformatted_20_Text"/>
      <text:p text:style-name="Preformatted_20_Text"/>
      <text:p text:style-name="Preformatted_20_Text">%\marginpar{\scalebox{.9}{\includegraphics{images/suse_logo.eps}}}</text:p>
      <text:p text:style-name="Preformatted_20_Text">%\marginpar{\scalebox{.45}{\includegraphics{images/turbolinux_logo.eps}}}</text:p>
      <text:p text:style-name="Preformatted_20_Text">%\marginpar{\scalebox{.35}{\includegraphics{images/mandrake_logo.eps}}}</text:p>
      <text:p text:style-name="Preformatted_20_Text">%\marginpar{\scalebox{.35}{\includegraphics{images/tle_logo.eps}}}</text:p>
      <text:p text:style-name="Preformatted_20_Text"><text:soft-page-break/></text:p>
      <text:p text:style-name="Preformatted_20_Text">\section{ลินุกซ์ดิสทริบิวชันในประเทศไทย}</text:p>
      <text:p text:style-name="Preformatted_20_Text">\begin{description}</text:p>
      <text:p text:style-name="Preformatted_20_Text">\item[Linux TLE (ทะเล)]\mbox{}\\</text:p>
      <text:p text:style-name="Preformatted_20_Text">Linux TLE ย่อมาจากคำว่า Linux Thai Language Extension \cite{opentle} เป็นดิสทริบิวชันที่พัฒนาโดยศูนย์เทคโนโลยีอิเล็กทรอนิกส์และคอมพิวเตอร์แห่งชาติ (NECTEC). มุ่งเน้นการใช้งานภาษาไทยกับลินุกซ์ด้านเดกสท็อป. ประกอบด้วยโปรแกรมใช้งานทั่วไปที่สนับสนุนภาษาไทย ได้แก่ออฟฟิสทะเล, โปรแกรมอ่านอีเมลล์, บราวเซอร์ ฯลฯ. </text:p>
      <text:p text:style-name="Preformatted_20_Text"/>
      <text:p text:style-name="Preformatted_20_Text">ลินุกซ์ทะเลเดิมพัฒนามาจาก Mandrake และเปลี่ยนมาพัฒนาจาก Red Hat ในเวลาต่อมา. Linux TLE รุ่นล่าสุด\mymemo{Linux TLE รุ่นล่าสุดขณะที่เขียนหนังสือเล่มนี้ได้แก่รุ่น 5.5.}พัฒนามาจาก Fedora.</text:p>
      <text:p text:style-name="Preformatted_20_Text">\item[Burapha Linux (บูรพาลินุกซ์)]\mbox{}\\</text:p>
      <text:p text:style-name="Preformatted_20_Text">เป็นดิสทริบิวชันไทยที่สร้างโดยคณะวิทยศาตร์ภาคคอมพิวเตอร์ของมหาวิทยาลัยบูรพา. เป็นดิสทริบิวชันที่พัฒนามาจาก Slackware เพื่อให้นักศึกษาเรียนรู้และทำความเข้าใจเกี่ยวกับระบบปฏิบัติการยูนิกซ์ \cite{burapha}. </text:p>
      <text:p text:style-name="Preformatted_20_Text">\end{description}</text:p>
      <text:p text:style-name="Preformatted_20_Text"/>
      <text:p text:style-name="Preformatted_20_Text">นอกจากดิสทริบิวชันที่แนะนำไปแล้วยังมีดิสทริบิวชันไทยอื่นๆด้วยเช่น Grand Linux เป็นดิสทริบิวชันเชิงพาณิชย์และให้บริการกับดิสทริบิวชันในรูปแบบต่างๆ.</text:p>
      <text:p text:style-name="Preformatted_20_Text"/>
      <text:p text:style-name="Preformatted_20_Text">%จากการสังเกตุของผู้เขียนเองการพัฒนาของดิสทริบิวชันในเมืองไทยที่เรียกได้ว่าเปิดกว้างมากที่สุดได้แก่ Linux TLE สามารถดาว์นโหลดได้แรกเปลี่ยนความรู้กันได้ระดับหนึ่ง. </text:p>
      <text:p text:style-name="Preformatted_20_Text"/>
      <text:p text:style-name="Preformatted_20_Text">\section{Thai Linux Working Group}</text:p>
      <text:p text:style-name="Preformatted_20_Text">นอกจากลินุกซ์ดิสทริบิวชันไทยแล้ว, ในประเทศไทยมีกลุ่มชุมชนบนอินเทอร์เน็ตที่ชื่อ \emph{Thai Linux Working Group (TLWG)}\index{general}{thai linux working group@Thai Linux Working Group}\index{general}{tlwg@TLWG|see{Thai Linux Working Group}} \cite{tlwg}. TLWG เป็นกลุ่มของผู้ใช้และพัฒนาซอฟต์แวร์บนลินุกซ์ไม่จำกัดว่าต้องเป็นดิสทริบิวชันใด. TLWG ก่อตั้งขึ้นมาโดยมีจุดประสงค์เพื่อ</text:p>
      <text:p text:style-name="Preformatted_20_Text">\begin{itemize}</text:p>
      <text:p text:style-name="Preformatted_20_Text">\item \mymemo{คัดลอกมาจากเว็บไซด์ \cite{tlwg} โดยตรง}แลกเปลี่ยนความคิดเห็น และสร้างสรรค์ผลงานที่จะผลักดันให้การใช้งานลินุกซ์ของคนไทยเป็นไปได้อย่างมีประสิทธิภาพ, และถูกต้องตามมาตรฐาน.</text:p>
      <text:p text:style-name="Preformatted_20_Text">\item สนับสนุนให้การพัฒนาต่างๆในแง่ที่มีผลกับคนไทยโดยรวม, เป็นไปอย่างเปิดเผย.</text:p>
      <text:p text:style-name="Preformatted_20_Text">\end{itemize}</text:p>
      <text:p text:style-name="Preformatted_20_Text"/>
      <text:p text:style-name="Preformatted_20_Text">สมาชิกสามารถสนทนาแสดงความคิดเห็น, ถามตอบ ในเรื่องเกี่ยวกับการใช้งานทั่วไป, การพัฒนาซอฟต์แวร์บนลินุกซ์ ตลอดจนสัพเพเหระได้ผ่านเว็บบอร์ด, mailing list หรือนิวส์กรุป. เว็บไซด์ของ TLWG ที่เรียกย่อๆว่า LTN (\underline{l}inux.\underline{t}hai.\underline{n}et)ได้รับการสนับสนุนจากศูนย์เทคโนโลยีอิเล็กทรอนิกส์แห่งชาติ และ Internet Thailand. กิจกรรมและบริการของ TLWG ได้แก่</text:p>
      <text:p text:style-name="Preformatted_20_Text">\begin{description}</text:p>
      <text:p text:style-name="Preformatted_20_Text">\item[เว็บบอร์ด] \mbox{}\\</text:p>
      <text:p text:style-name="Preformatted_20_Text">เว็บบอร์ดเป็นที่ถามตอบให้แก่ผู้สนใจได้แก่ เว็บบอร์ดเกี่ยวกับลินุกซ์ทั่วไป, เว็บบอร์ดเกี่ยวกับการพัฒนาซอฟต์แวร์บนลินุกซ์ และเว็บบอร์ดอื่นๆที่ไม่เข้าข่ายเว็บบอร์ดทั้งสองชนิดข้างต้น.</text:p>
      <text:p text:style-name="Preformatted_20_Text">\item[Mailing list] \mbox{}\\</text:p>
      <text:p text:style-name="Preformatted_20_Text">Mailing list มีเนื้อหาเหมือนกับเว็บบอร์ด, เสนอเนื้อหาในรูปของอีเมลล์เท่านั้น. Mailing list ของ Tlwg เป็นบริการของ yahoogroup.com.</text:p>
      <text:p text:style-name="Preformatted_20_Text">\item[Newsgroup] \mbox{}\\</text:p>
      <text:p text:style-name="Preformatted_20_Text">นิวส์กรุปมีเนื้อหาเหมือนกับเว็บบอร์ด, เสนอเนื้อหาในรูปของนิวส์กรุปโดยมีเซิฟร์เวอร์อยู่ที่ thaigate.nii.ac.jp.</text:p>
      <text:p text:style-name="Preformatted_20_Text">\item[ข่าว] \mbox{}\\</text:p>
      <text:p text:style-name="Preformatted_20_Text">ผู้สนใจสามารถโพสข่าวที่เกี่ยวกับลินุกซ์ขึ้นโฮมเพจหน้าแรกได้. ผู้ดูแลโฮมเพจจะอนุมัติให้ข่าวที่โพสลงในโฮมเพจได้ถ้าเห็นว่าเนื้อหาเหมาะสม.</text:p>
      <text:p text:style-name="Preformatted_20_Text">\item[บทความโดย TLWG หรือสมาชิก] \mbox{}\\</text:p>
      <text:p text:style-name="Preformatted_20_Text">TLWG บริการเนื้อที่สร้างโฮมเพจสำหรับผู้ลงทะเบียนไว้. ผู้ที่สนใจสามารถเขียนบทความที่เกี่ยวกับลินุกซ์เพื่อเป็นประโยชน์สำหรับคนอื่นๆได้.</text:p>
      <text:p text:style-name="Preformatted_20_Text">\item[CVS] \mbox{}\\</text:p>
      <text:p text:style-name="Preformatted_20_Text">\myvocab{c}{CVS}{\emph{Concurrent Versions Systems}. เป็นระบบที่ช่วยเก็บและควบคุมเวอร์ชันของรหัสต้นฉบับ. มีประโยชน์อย่างยิ่งโดยเฉพาะการพัฒนาซอฟต์แวร์ร่วมกันหลายคนโดยผ่านทางเน็ตเวิร์ก, ไม่มีข้อจำกัดเรื่องที่อยู่ของนักพัฒนาซอฟต์แวร์.}ซอฟต์แวร์ที่ดูแลและพัฒนาโดย TLWG เช่น thailatex, thaifonts-scalable จะเก็บไว้ในเซิฟร์เวอร์โดยใช้ระบบ CVS. ผู้สนใจสามารถใช้คำสั่ง \cmd{cvs} เพื่อนำซอฟต์แวร์รุ่นที่ต้องการมาใช้ได้.</text:p>
      <text:p text:style-name="Preformatted_20_Text"><text:soft-page-break/>\item[Ftp] \mbox{}\\</text:p>
      <text:p text:style-name="Preformatted_20_Text">บริการ ftp ให้บริการดาว์นโหลดซอฟต์แวร์หรือเอกสารต่างๆที่เกี่ยวกับลินุกซ์.</text:p>
      <text:p text:style-name="Preformatted_20_Text">\end{description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\section{ลินุกซ์และยูนิกซ์}</text:p>
      <text:p text:style-name="Preformatted_20_Text"/>
      <text:p text:style-name="Preformatted_20_Text">\begin{figure}[!b]</text:p>
      <text:p text:style-name="Preformatted_20_Text">\plfigure{0.8}{unix_time.eps}{ระบบปฏิบัติการตระกูลยูนิกซ์}{unixhis}</text:p>
      <text:p text:style-name="Preformatted_20_Text">\end{figure}</text:p>
      <text:p text:style-name="Preformatted_20_Text">ถ้าพูดถึงระบบปฏิบัติการลินุกซ์แล้วคงหลีกเลี่ยงที่จะพูดถึงระบบปฏิบัติการยูนิกซ์ด้วยไม่ได้เพราะลินุกซ์เป็นระบบปฏิบัติการตระกูลยูนิกซ์ประเภทหนึ่ง. เพื่อให้ผู้อ่านเข้าใจลินุกซ์มากยิ่งขึ้นจึงแนะนำเรื่องราวเกี่ยวกับระบบปฏิบัติการยูนิกซ์ในช่วงนี้ด้วย.</text:p>
      <text:p text:style-name="Preformatted_20_Text"/>
      <text:p text:style-name="Preformatted_20_Text">ลินุกซ์สามารถทำทุกอย่างที่ยูนิกซ์ทำได้, มี{\em คำสั่ง (command)} และ{\em ซิสเต็มคอลล์ (system call)}\myvocab{s}{system call}{\emph{ซิสเต็มคอลล์}. ฟังค์ชันภาษาซีสำหรับติดต่อใช้งานเคอร์เนล.} เหมือนๆกัน.</text:p>
      <text:p text:style-name="Preformatted_20_Text">% ลินุกซ์ มีหลักการเหมือนยูนิกซ์ที่ว่าผู้ใช้ไม่สามารถใช้เคอร์เนลได้โดยตรง ต้องส่งผ่านคำสั่งให้ kernel</text:p>
      <text:p text:style-name="Preformatted_20_Text">%ผ่านทาง shell, มี system calll เหมือนกันเป็นต้น. </text:p>
      <text:p text:style-name="Preformatted_20_Text">สิ่งที่ลินุกซ์แตกต่างจากยูนิกซ์คือ, ลินุกซ์เป็นซอฟต์แวร์เสรีและรหัสต้นฉบับที่เขียนด้วยภาษา C ไม่ได้ลอกเลียนรหัสต้นฉบับของยูนิกซ์ที่มีอยู่แต่เดิม. </text:p>
      <text:p text:style-name="Preformatted_20_Text"/>
      <text:p text:style-name="Preformatted_20_Text">ผู้อ่านอาจจะตั้งคำถามว่าทำไมลินุกซ์จึงสร้างเลียนแบบระบบปฏิบัติการยูนิกซ์ทั้งๆที่มีระบบปฏิบัติอื่นๆอีกมากมาย. คำตอบคือเพราะยูนิกซ์เป็นระบบปฏิบัติการที่ออกแบบอย่างดี, มีปรัชญา (UNIX Philosophy) ที่ว่าสร้างระบบปฏิบัติการที่ไม่ใหญ่เกินไป, ทำงานเท่าที่จำเป็น, โปรแกรมต่างๆสามารถส่งผลลัพธ์ให้โปรแกรมอื่นต่อได้. ในช่วงต่อไปนี้จะกล่าวถึงประวัติความเป็นมาของระบบปฏิบัติการยูนิกซ์ \cite{magicgarden,newfrontier,osbook1} เพื่อให้ผู้อ่านได้รู้จักยูนิกซ์และเข้าใจพื้นฐานของลินุกซ์ได้ดียิ่งขึ้น.</text:p>
      <text:p text:style-name="Preformatted_20_Text"/>
      <text:p text:style-name="Preformatted_20_Text">\subsection{กำเนิด <text:s/>UNIX}</text:p>
      <text:p text:style-name="Preformatted_20_Text">คอมพิวเตอร์ในยุคแรกแตกต่างจากคอมพิวเตอร์ในปัจจุบัน. คอมพิวเตอร์ในยุคแรกเหมือนกับเครื่องคิดเลขขนาดใหญ่ ทำงานได้อย่างเดียวและใช้ได้คนเดียว. ผู้ใช้ซึ่งส่วนใหญ่เป็นนักวิจัยสั่งงานโดยป้อนชุดคำสั่งที่เรียกว่าโปรแกรมผ่านทางเทปหรือ{\em พันช์การ์ด (pucnh card)}. เมื่อใช้งานเสร็จแล้วผู้ใช้คนต่อไปทำสิ่งเดียวกันคือป้อนข้อมูล, รอคอมพิวเตอร์ทำงาน, รอรับผลที่จะบันทึกกลับลงในเทป. การใช้งานคอมพิวเตอร์ในลักษณะนี้ทำให้เกิดปัญหาหลายอย่างเช่น ในกรณีที่มีผู้ใช้หลายคน คอมพิวเตอร์ไม่สามารถให้บริการได้, การใช้งานแต่ละครั้งมีเสียค่าใช้จ่ายสูงเป็นต้น. จากสาเหตุดังกล่าวจึงเกิดความคิดเกี่ยวกับการสร้างระบบปฏิบัติการขึ้น. ผู้ใช้งานจะสั่งให้คอมพิวเตอร์ทำงานโดยผ่านตัวระบบปฏิบัติการ.</text:p>
      <text:p text:style-name="Preformatted_20_Text"/>
      <text:p text:style-name="Preformatted_20_Text">ในปีค.ศ. 1965, Massachusetts Institute of Technology (MIT), Bell Telephone Laboratories (BTL)</text:p>
      <text:p text:style-name="Preformatted_20_Text">%\mymarginpar{ Bell Laboratory: ศูนย์วิจัยของบริษัท <text:s/>AT\&amp;T,</text:p>
      <text:p text:style-name="Preformatted_20_Text">%ผลงานวิจัยและสิ่งประดิษฐ์ที่มีคุณค่าแก่โลกหลายชิ้นกำเนิดมาจากศูนย์วิจัยแห่งนี้เช่น <text:s/>transistor เป็นต้น} </text:p>
      <text:p text:style-name="Preformatted_20_Text">และ General Electrics Company (GE) ร่วมกันพัฒนาระบบปฏิบัติการแบบ time-sharing ที่เรียกว่า MULTICS (MULtiplexed Information and Computing Service)\index{general}{multics@MULTICS}. ในปีค.ศ. 1969 BTL ตัดสินใจถอนตัวจากโครงการดังกล่าว แต่ผู้ร่วมโครงการดังกล่าวจาก BTL ได้แก่ Ken Thompson, Dennis Ritchie, Doug McIlroy, และ J. F. Ossanna\index{general}{ken thopmson@Ken Thompson}\index{general}{dennis ritchie@Dennis Ritchie} ยังรอคอยโอกาสที่จะได้พัฒนาระบบปฏิบัติการในโอกาสหน้า. พวกเขาตั้งใจที่จะพัฒนาระบบปฏิบัติด้วยตัวเอง แต่เนื่องจากคอมพิวเตอร์มีราคาแพงในสมัยนั้น ทำให้ไม่สามารถหาคอมพิวเตอร์ที่จะเอามาทดลองพัฒนาได้. มีความพยายามที่ของบประมาณซื้อคอมพิวเตอร์เพื่อการทดลองแต่ก็ถูกปฏิเสธไป. ถึงแม้ว่าจะไม่สามารถทำการทดลองได้ Thompson, R. H. Canaday, และ Ritchie ได้พัฒนาช่วยกันออกแบบ file system ในทางทฤษฎี. </text:p>
      <text:p text:style-name="Preformatted_20_Text"/>
      <text:p text:style-name="Preformatted_20_Text">ในปีค.ศ. 1969, Thompson สร้างเกมส์ ``Space Travel''. เกมส์นี้สร้างบนระบบปฏิบัติการ Multics แล้วเขียนใหม่ด้วยภาษา Fortran บนระบบปฏิบัติการ <text:s/>GECOS (ระบบปฏิบัติของ GE ในตอนนั้น)\mymemo{GECOS เป็นระบบปฏิบัติการของเครื่องคอมพิวเตอร์ที่ GE ผลิต. หลังจากนั้น HoneyWell เป็นผู้ขายคอมพิวเตอร์นี้ในช่วงเวลาถัดมา}. ช่วงนี้เองที่ Thompson หาเครื่องคอมพิวเตอร์ PDP-7 ที่ไม่ค่อยมีใครใช้ได้, จึงเป็นโอกาสให้เขาและ Ritchie เขียนโปรแกรม Space Travel ให้ใช้กับเครื่อง PDP-7 ที่เขาหาได้. สิ่งที่เขาทำก้าวหน้าขึ้นเรื่อยๆ, เขาเริ่มสร้าง file system ที่เคยคิดไว้. สร้างยูทิลิตี้ระบบดับยูสเซอร์เช่น copy, print, delete, editor, และ shell. โปรแกรมต่างๆพัฒนาด้วย cross-assembler บน GECOS แล้วย้ายตัวโปรแกรม<text:soft-page-break/>ไปสู่ PDP-7 ด้วยเทปกระดาษ. เมื่อสร้าง assembler สำหรับเครื่อง PDP-7 สำเร็จ, การพัฒนาโปรแกรมต่างๆก็ไม่ต้องอาศัย GECOS อีกต่อไป. มีแค่ shell, editor, และ assembler ก็สามารถสร้างระบบขึ้นมาใหม่ได้ด้วยตัวเอง(ไม่ต้องพึ่งคอมพิวเตอร์เครื่องอื่น).</text:p>
      <text:p text:style-name="Preformatted_20_Text">ต่อมาในปีค.ศ. 1970 Brian Kernighan เรียกระบบปฏิบัติการที่ Thompson และ Ritchie สร้างเลียนแบบ MULTICS ว่า {\bf UNICS} (UNiplexed Information and Computing Service) ซึ่งต่อมากลายเป็นคำว่า {\bf UNIX} นั่นเอง.\index{general}{unix@UNIX}\index{general}{unics@UNICS|see{UNIX}} </text:p>
      <text:p text:style-name="Preformatted_20_Text"/>
      <text:p text:style-name="Preformatted_20_Text">เริ่มแรกยูนิกซ์ใช้ใน{\em งานประมวลข้อความ (text processing)} ในแผนกสิทธิบัตรของ BTL. โปรแกรมที่ใช้ในตอนนั้นได้แก่ \cmd{roff} และ \cmd{ed} เป็นต้น. เนื่องจากยูสเซอร์เพิ่มมากขึ้นและ BTL เริ่มเห็นประโยชน์ของระบบปฏิบัติการนี้จึงอนุมัติการซื้อคอมพิวเตอร์รุ่นใหม่คือ PDP-11 ในเวลาต่อมา. เมื่อยูนิกซ์พอร์ตไปใช้กับเครื่อง PDP-11 ได้สำเร็จ ถือว่าเป็นจุดเริ่มของระบบปฏิบัติการยูนิกซ์อย่างเป็นทางการเรียกว่า UNIX First Edition. ต่อมามีการเพิ่มความสามารถการทำงานต่างๆเรื่อยๆจนออกเป็น Second Edition, Third Edition.</text:p>
      <text:p text:style-name="Preformatted_20_Text"/>
      <text:p text:style-name="Preformatted_20_Text">\subsection{จากภาษาแอสเซมบลีสู่ภาษา C}</text:p>
      <text:p text:style-name="Preformatted_20_Text">ยูนิกซ์พอร์ตไปใช้กับเครื่อง PDP-11 ได้ด้วยภาษาแอสเซมบลี. เดิมที Thompson ตั้งใจที่เขียนระบบปฏิบัติการยูนิกซ์ใหม่ด้วย{\em ภาษาชั้นสูง (high-level language)}\index{general}{ภาษาชั้นสูง}\index{general}{high-level language|see{ภาษาชั้นสูง}}\myvocab{h}{high-level language}{\emph{ภาษาชั้นสูง}. หมายถึงภาษาคอมพิวเตอร์ที่มนุษย์อ่านแล้วทำความเข้าใจได้, ไวยกรณ์ไม่ขึ้นกับเครื่องคอมพิวเตอร์ที่ใช้งาน. ตัวอย่างของภาษาชั้นสูงได้แก่ C, C++, Java เป็นต้น.} แทนภาษาแอสเซมบลี. เขาพยายามเขียนระบบปฏิบัติการยูนิกซ์ด้วยภาษา Fortran แต่ก็ล้มเลิกไปในวันแรกที่ลอง. นอกจากนั้น Thompson ยังสร้างภาษาใหม่ที่เรียกว่าภาษา <text:s/>B (B langauage) เพื่อใช้เขียนระบบปฏิบัติการ แต่มีปัญหาตามมาหลายอย่างเช่น ภาษา B เป็น interpreter ทำให้ทำงานช้าไม่เหมาะกับการเขียนระบบปฏิบัติการเป็นต้น. ต่อมา Ritchie จึงพัฒนาภาษา B ต่อให้เป็นภาษาใหม่ที่เรียกว่าภาษา C. </text:p>
      <text:p text:style-name="Preformatted_20_Text"/>
      <text:p text:style-name="Preformatted_20_Text">ในราวปีค.ศ. 1973 เขาทั้งสองเขียนระบบปฏิบัติยูนิกซ์ใหม่หมดด้วยภาษา C แทนภาษาแอสเซมบลี, ทำให้สามารถพอร์ตตัวระบบปฏิบัติการไปใช้กับคอมพิวเตอร์รุ่นใหม่หรือรุ่นอื่นได้ง่ายขึ้น. ปรากฏการนี้ถือว่าเป็นเรื่องใหม่สำหรับวงการคอมพิวเตอร์เพราะระบบปฏิบัติการสมัยนั้นเขียนด้วย{\em ภาษาชั้นต่ำ (low-level language)}\index{general}{low-level language|see{ภาษาชั้นต่ำ}}\index{general}{ภาษาชั้นต่ำ} เช่นภาษาแอสเซมบลีเป็นต้น. ในตอนนี้ยูนิกซ์ได้ก้าวเข้าสู่ช่วง Fourth Edition แล้ว. ต่อมายูนิกซ์พอร์ตไปใช้กับคอมพิวเตอร์อื่นๆนอกจาก PDP-11 เช่น Interdata 7/32, VAX เป็นต้น</text:p>
      <text:p text:style-name="Preformatted_20_Text"/>
      <text:p text:style-name="Preformatted_20_Text">\subsection{Berkeley Software Distribution (BSD)}\index{general}{berkley software distribution@Berkley Software Distribution}\index{general}{bsd@BSD|see{Berkley Software Distribution}}</text:p>
      <text:p text:style-name="Preformatted_20_Text">ในช่วงปีค.ศ. 1976-1977, Thompson ได้รับเชิญจากมหาวิทยาลัย The University of California-Berkeley ให้เป็นศาสตรจารย์พิเศษสอนเกี่ยวกับระบบปฏิบัติการที่เขาสร้าง. และยูนิกซ์ก็เริ่มเป็นที่รู้จักแพร่หลายในวงการศึกษา. ในเวลานั้นนักศึกษามหาวิทยาลัยที่ Berkeley โดยมี Bill Joy\index{general}{bill joy@Bill Joy}\mymemo{ในปีค.ศ. 1982, Bill Joy, และเพื่อนๆอีก 3 คนรวมตัวกันสร้างบริษัท Sun Microsystems ซึ่งเป็นบริษัทชั้นนำในวงการยูนิกซ์ปัจจุบัน} เป็นแกนนำ, สร้างยูทิลิตี้โปรแกรม, แก้ไขเคอร์เนล, และรวบรวมแจกจ่ายในชื่อของ Berkeley Software Distribution (BSD) เมื่อปีค.ศ. 1978. </text:p>
      <text:p text:style-name="Preformatted_20_Text"/>
      <text:p text:style-name="Preformatted_20_Text">ในช่วงนี้ยูนิกซ์พัฒนาไปมาก. Bill Joy สร้างเชลล์ตัวใหม่ที่ชื่อ \cmd{csh} มีความสามารถควบคุม{\em จ็อบ (job)}, มี{\em ฮิสตอรี่ฟังชั่น (history function)} ซึ่งเชลล์ก่อนหน้านี้ไม่มี. นอกจากนั้นเขายังสร้างบรรณาธิกรณ์ \cmd{ex} ซึ่งเปลี่ยนชื่อมาเป็น \cmd{vi}\index{general}{vi@\cmd{vi}}\mymemo{\cmd{vi} อ่านออกเสียงว่า vee-eye (วีอาย)} ภายหลัง. สิ่งที่สำคัญอีกประการหนึ่งคือในช่วงนั้นกระทรวงกลาโหมของอเมริกาสร้างโปรเจค DARPA (Defense Advanced Research Projects Agency)\index{general}{darpa@DARPA} ซึ่งเป็นแกนนำในการสร้างอินเทอร์เน็ต, ให้เงินทุนสนับสนุนการวิจัยที่ Berkeley อย่างมาก มีผลให้ BSD และยูนิกซ์ในรุ่นต่อมาสนับสนุนการใช้โปรโตคอล {\em TCP/IP (Transmission Control Protocol / Internet Protocol)} อย่างกว้างขวาง.</text:p>
      <text:p text:style-name="Preformatted_20_Text"/>
      <text:p text:style-name="Preformatted_20_Text">\subsection{UNIX System V}\index{general}{system v@System V}</text:p>
      <text:p text:style-name="Preformatted_20_Text">ในขณะที่ Berkeley พัฒนายูนิกซ์เวอร์ชั่นของตัวเอง, ทางด้าน AT\&amp;T ก่อตั้ง UNIX Support Group (USG) และสนับสนุนยูนิกซ์ในการค้า. AT\&amp;T ออกขายยูนิกซ์ในชื่อ UNIX System III แต่ได้รับการต้อนรับไม่สู้ดีนักเนื่องจากคุณภาพ. ในปีค.ศ. 1983 จึงออกตัวยูนิกซ์ที่ปรับปรุงตัวเคอร์เนลให้มีคุณสมบัติดีขึ้น และเป็นที่รู้จักกันในชื่อของ UNIX System V. หลังจากนั้นมีการปรับปรุงระบบปฏิบัติการให้ดีขึ้นเป็นระยะๆ ในชื่อของ UNIX system V Release 2, 3, และ 4.</text:p>
      <text:p text:style-name="Preformatted_20_Text"/>
      <text:p text:style-name="Preformatted_20_Text"/>
      <text:p text:style-name="Preformatted_20_Text">\subsection{มาตรฐานยูนิกซ์}</text:p>
      <text:p text:style-name="Preformatted_20_Text">ยูนิกซ์แบ่งออกเป็น 2 ค่ายใหญ่ๆชัดเจนระหว่าง UNIX System V และ BSD. ถึงแม้ว่าจุดเริ่มต้นมาจากที่เดียวกันแต่มีการแก้ไขปรับปรุงรหัสต้นฉบับของเคอร์เนลโดยแต่ละฝ่ายทำให้ยูนิกซ์ทั้งสองไม่มีความเข้ากันได้ (compatibility) ทั้งทางด้านไบนารีและซิสเต็มคอลล์. ซอฟแวร์และฮาร์ดแวร์เวนเดอร์ต่างๆเริ่มขายยูนิกซ์ที่ตนเองสร้างแบ่งตามสาย System V และ BSD. <text:soft-page-break/>ตัวอย่างเช่น SunOS มีพื้นฐานมาจาก BSD\mymemo{SunOS เป็นระบบปฏิบัติการเก่าของ Sun Microsystem. ปัจจุบันยูนิกซ์ที่ Sun Mucrosystem ใช้คือ Solaris ซึ่งมีรากฐานจาก System V} เป็นต้น. เดเวล็อปเปอร์ที่พัฒนาโปรแกรมบนยูนิกซ์เกิดความลำบากในการเลือกระบบปฏิบัติที่จะใช้. โปรแกรมที่เขียนบน System V อาจจะต้องนำมาแก้ไขเพื่อให้ใช้ได้บน BSD ทั้งๆที่เป็นยูนิกซ์เหมือนกัน. </text:p>
      <text:p text:style-name="Preformatted_20_Text"/>
      <text:p text:style-name="Preformatted_20_Text">ความพยายามที่จะทำให้ยูนิกซ์เป็นมาตรฐานเดียวกันที่เป็นกลางที่สุดได้แก่มาตรฐานของ POSIX (Portable Operating System based on UNIX)\index{general}{posix@POSIX} ที่กำหนดโดยสถาบัน IEEE (The Institute of Electrical and Electronic Engineers). ตัวอย่างเช่นมาตรฐานนี้กำหนดว่ายูนิกซ์ทุกประเภทต้องประกอบด้วยไลบรารี่มาตรฐานที่กำหนดไว้, ซอฟต์แวร์เวนเดอร์แต่ละรายสามารถเพิ่มไลบรารี่ที่เป็นประโยชน์นอกเหนือจากที่กำหนดได้. นอกจากการกำหนดไลบรารี่แล้ว POSIX ยังกำหนดเชลล์, ยูทิลิตี้, ซิสเต็มคอลล์ที่ต้องมีอยู่ในระบบปฏิบัติการยูนิกซ์อีกด้วย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\section{สรุปท้ายบท}</text:p>
      <text:p text:style-name="Preformatted_20_Text">\begin{itemize}</text:p>
      <text:p text:style-name="Preformatted_20_Text">\item ลินุกซ์ คือระบบปฏิบัติการที่มีคุณสมบัติคล้ายเหมือนกับระบบปฏิบัติการยูนิกซ์ แต่พัฒนาขึ้นมาโดยไม่ได้ลอกเลียนหรือสืบทอดรหัสต้นฉบับของยูนิกซ์. โปรแกรมที่ใช้บน ลินุกซ์ มีความเข้ากันได้กับระบบปฏิบัติการยูนิกซ์อื่นในระดับรหัสต้นฉบับ.</text:p>
      <text:p text:style-name="Preformatted_20_Text">\item ลินุกซ์ สามารถแบ่งเป็นสองส่วนใหญ่ๆคือ {\em เคอร์เนล}และ{\em โปรแกรมใช้งาน}. โปรแกรมใช้งานต่างๆทำงานได้โดยมีเคอร์เนลเป็นพื้นฐานทำหน้าที่ควบคุมการใช้งานของโปรเซสเซอร์, หน่วยความจำ, ดิกส์ ฯลฯ. เคอร์เนลโดยลำพังทำงานเองไม่ได้.</text:p>
      <text:p text:style-name="Preformatted_20_Text">\item แก่นของระบบปฏิบัติการที่เรียกว่าเคอร์เนลเขียนด้วยภาษา C เป็นหลัก. รหัสต้นฉบับของระบบปฏิบัติการเปิดเผยแก่สาธารณะ. ลินุกซ์ ให้อิสระแก่ผู้ใช้ที่จะศึกษา, ดัดแปลง, ก๊อบปี้ ฯลฯ ตราบเท่ารหัสต้นแบบที่เปลี่ยนแปลงเปิดเผยต่อสาธารณะต่อไป.</text:p>
      <text:p text:style-name="Preformatted_20_Text">\item เคอร์เนลและโปรแกรมใช้งานต่างๆพัฒนาหรือพอร์ตโดยเดเวลลอปเปอร์ทั่วโลกโดยอาศัยอินเทอร์เน็ตเป็นสื่อ. ตัวเคอร์เนลและโปรแกรมต่างๆฟรี. ฟรีในที่นี้ไม่ได้ถึงราคาเป็น ``0'' แต่หมายถึงความมีอิสระเสรีในการใช้.</text:p>
      <text:p text:style-name="Preformatted_20_Text">\item ลินุกซ์ สามารถใช้งานได้กับคอมพิวเตอร์ตั้งแต่คอมพิวเตอร์ขนาดใหญ่ถึงคอมพิวเตอร์ระบบเอ็มเบ็ดด์.</text:p>
      <text:p text:style-name="Preformatted_20_Text">\item ลินุกซ์ ดิสทริบิวชั่นคือการนำเคอร์เนลและโปรแกรมใช้งานต่างๆมารวมกันเป็นแพคเกจ มีอินสตอลเลอร์ช่วยอินสตอลล์เคอร์เนลและโปรแกรมต่างๆ ตลอดจนปรับระบบให้เข้ากับคอมพิวเตอร์ที่ใช้อีกด้วย.</text:p>
      <text:p text:style-name="Preformatted_20_Text">\item ระบบปฏิบัติการยูนิกซ์เป็นระบบปฏิบัติการที่เสถียร, มีประสิทธิภาพ, และออกแบบอย่างดีแฝงปรัชญาของความเรียบง่ายไว้ภายใน. ยูนิกซ์มีอายุกว่า 30 ปีและยังพัฒนาให้ดีขึ้นเรื่อยๆในปัจจุบัน. </text:p>
      <text:p text:style-name="Preformatted_20_Text">\end{itemize}</text:p>
      <text:p text:style-name="Preformatted_20_Text">\end{thwbr}</text:p>
      <text:p text:style-name="Preformatted_20_Text">\wbr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gsana New1" svg:font-family="'Angsana New'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h" fo:country="TH" style:font-size-asian="12pt" style:language-asian="th" style:country-asian="TH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th" fo:country="TH" style:font-name-asian="MS PMincho" style:font-size-asian="12pt" style:language-asian="th" style:country-asian="TH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ahoma" fo:font-size="10pt" style:font-name-asian="Tahoma" style:font-size-asian="10pt" style:font-name-complex="Tahoma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8-07-26T14:01:3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317" meta:word-count="31499" meta:character-count="55743"/>
  </office:meta>
</office:document-meta>
</file>